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Pictures/TablePreview34.svm"/>
  <manifest:file-entry manifest:media-type="" manifest:full-path="Pictures/TablePreview33.svm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0.svm"/>
  <manifest:file-entry manifest:media-type="" manifest:full-path="Pictures/TablePreview18.svm"/>
  <manifest:file-entry manifest:media-type="" manifest:full-path="Pictures/TablePreview17.svm"/>
  <manifest:file-entry manifest:media-type="" manifest:full-path="Pictures/TablePreview16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15.svm"/>
  <manifest:file-entry manifest:media-type="" manifest:full-path="Pictures/TablePreview32.svm"/>
  <manifest:file-entry manifest:media-type="image/jpeg" manifest:full-path="Pictures/100000000000023E000001CC37F4D6CB.jpg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27.svm"/>
  <manifest:file-entry manifest:media-type="" manifest:full-path="Pictures/TablePreview7.svm"/>
  <manifest:file-entry manifest:media-type="" manifest:full-path="Pictures/TablePreview26.svm"/>
  <manifest:file-entry manifest:media-type="" manifest:full-path="Pictures/TablePreview6.svm"/>
  <manifest:file-entry manifest:media-type="" manifest:full-path="Pictures/TablePreview25.svm"/>
  <manifest:file-entry manifest:media-type="" manifest:full-path="Pictures/TablePreview5.svm"/>
  <manifest:file-entry manifest:media-type="" manifest:full-path="Pictures/TablePreview23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22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21.svm"/>
  <manifest:file-entry manifest:media-type="" manifest:full-path="Pictures/TablePreview1.svm"/>
  <manifest:file-entry manifest:media-type="" manifest:full-path="Pictures/TablePreview19.svm"/>
  <manifest:file-entry manifest:media-type="" manifest:full-path="Pictures/TablePreview24.svm"/>
  <manifest:file-entry manifest:media-type="" manifest:full-path="Pictures/TablePreview4.svm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dddddd" draw:textarea-horizontal-align="left" draw:textarea-vertical-align="top" draw:auto-grow-height="true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none" draw:fill-color="#dddddd" draw:textarea-horizontal-align="left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dddddd" draw:textarea-horizontal-align="left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shadow-opacity="75%"/>
    </style:style>
    <style:style style:name="gr11" style:family="graphic" style:parent-style-name="standard">
      <style:graphic-properties draw:stroke="solid" svg:stroke-width="0.106cm" svg:stroke-color="#ff0000" draw:marker-end="msArrowStealthEnd_20_9" draw:marker-end-width="0.53cm" draw:marker-end-center="false" draw:stroke-linejoin="round" svg:stroke-linecap="square" draw:fill="none" draw:fill-color="#dddddd" draw:textarea-horizontal-align="justify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9.481cm" fo:padding-top="0.13cm" fo:padding-bottom="0.13cm" fo:padding-left="0.25cm" fo:padding-right="0.25cm" fo:wrap-option="wrap" draw:shadow-color="#808080"/>
    </style:style>
    <style:style style:name="gr15" style:family="graphic" style:parent-style-name="objectwithoutfill">
      <style:graphic-properties svg:stroke-width="0.05cm" svg:stroke-color="#0000ff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9.481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9.481cm" fo:padding-top="0.13cm" fo:padding-bottom="0.13cm" fo:padding-left="0.25cm" fo:padding-right="0.25cm" fo:wrap-option="wrap" draw:shadow-color="#808080"/>
    </style:style>
    <style:style style:name="gr18" style:family="graphic" style:parent-style-name="objectwithoutfill">
      <style:graphic-properties svg:stroke-width="0.1cm" svg:stroke-color="#ff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9.481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solid" svg:stroke-color="#008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solid" svg:stroke-color="#008000" draw:fill="none" draw:fill-color="#ffffff" draw:auto-grow-height="true" draw:auto-grow-width="false" fo:max-height="0cm" fo:min-height="10.9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2.139cm" fo:min-width="0cm" fo:padding-top="0cm" fo:padding-bottom="0cm" fo:padding-left="0cm" fo:padding-right="0cm" fo:wrap-option="wrap" draw:shadow-color="#808080" draw:shadow-opacity="75%"/>
    </style:style>
    <style:style style:name="pr3" style:family="presentation" style:parent-style-name="Default-notes">
      <style:graphic-properties draw:stroke="none" draw:fill="none" draw:fill-color="#bbe0e3" draw:textarea-horizontal-align="left" draw:textarea-vertical-align="top" fo:min-height="11.431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right" draw:textarea-vertical-align="middle" draw:auto-grow-height="false" draw:auto-grow-width="false" fo:min-height="2.325cm" fo:min-width="0cm" fo:padding-top="0cm" fo:padding-bottom="0cm" fo:padding-left="0cm" fo:padding-right="0cm" fo:wrap-option="wrap" draw:shadow-color="#808080" draw:shadow-opacity="75%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fo:min-height="11.431cm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4.601cm" fo:min-width="0cm" fo:padding-top="0cm" fo:padding-bottom="0cm" fo:padding-left="0cm" fo:padding-right="0cm" fo:wrap-option="wrap" draw:shadow-color="#808080" draw:shadow-opacity="75%"/>
    </style:style>
    <style:style style:name="pr7" style:family="presentation" style:parent-style-name="Default-notes">
      <style:graphic-properties draw:fill-color="#ffffff" fo:min-height="11.431cm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601cm" fo:min-width="0cm" fo:padding-top="0cm" fo:padding-bottom="0cm" fo:padding-left="0cm" fo:padding-right="0cm" fo:wrap-option="wrap" draw:shadow-color="#808080" draw:shadow-opacity="75%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3.202cm" fo:min-width="0cm" fo:padding-top="0cm" fo:padding-bottom="0cm" fo:padding-left="0cm" fo:padding-right="0cm" fo:wrap-option="wrap" draw:shadow-color="#808080" draw:shadow-opacity="75%"/>
    </style:style>
    <style:style style:name="pr10" style:family="presentation" style:parent-style-name="Default-title">
      <style:graphic-properties fo:min-height="2.324cm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 style:list-style-name="L10">
      <style:graphic-properties fo:min-height="14.6cm"/>
    </style:style>
    <style:style style:name="pr13" style:family="presentation" style:parent-style-name="Default-title">
      <style:graphic-properties draw:auto-grow-height="true" fo:min-height="2.324cm"/>
    </style:style>
    <style:style style:name="pr14" style:family="presentation" style:parent-style-name="Default-outline1">
      <style:graphic-properties draw:auto-grow-height="true" fo:min-height="14.6cm"/>
    </style:style>
    <style:style style:name="co1" style:family="table-column">
      <style:table-column-properties style:column-width="3.003cm" style:use-optimal-column-width="false"/>
    </style:style>
    <style:style style:name="co2" style:family="table-column">
      <style:table-column-properties style:column-width="2.999cm" style:use-optimal-column-width="false"/>
    </style:style>
    <style:style style:name="ro1" style:family="table-row">
      <style:table-row-properties style:row-height="1.398cm"/>
    </style:style>
    <style:style style:name="ro2" style:family="table-row">
      <style:table-row-properties style:row-height="1.402cm"/>
    </style:style>
    <style:style style:name="ro3" style:family="table-row">
      <style:table-row-properties style:row-height="1.742cm"/>
    </style:style>
    <style:style style:name="ro4" style:family="table-row">
      <style:table-row-properties style:row-height="1.403cm"/>
    </style:style>
    <style:style style:name="ro5" style:family="table-row">
      <style:table-row-properties style:row-height="1.741cm"/>
    </style:style>
    <style:style style:name="ro6" style:family="table-row">
      <style:table-row-properties style:row-height="1.746cm"/>
    </style:style>
    <style:style style:name="ro7" style:family="table-row">
      <style:table-row-properties style:row-height="1.397cm"/>
    </style:style>
    <style:style style:name="ce1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  <style:text-properties fo:color="#ff0000"/>
    </style:style>
    <style:style style:name="ce3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  <style:text-properties fo:color="#0000ff"/>
    </style:style>
    <style:style style:name="ce4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  <style:text-properties fo:color="#000000"/>
    </style:style>
    <style:style style:name="ce5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  <style:text-properties fo:color="#ff0000" fo:font-family="Courier" style:font-family-generic="modern" style:font-pitch="fixed"/>
    </style:style>
    <style:style style:name="ce6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  <style:text-properties fo:color="#000000" fo:font-family="Courier" style:font-family-generic="modern" style:font-pitch="fixe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.211cm" fo:text-indent="0cm"/>
    </style:style>
    <style:style style:name="P8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282cm" fo:margin-bottom="0cm" fo:text-align="center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282cm" fo:margin-bottom="0cm" fo:line-height="100%" fo:text-indent="0cm"/>
    </style:style>
    <style:style style:name="P13" style:family="paragraph">
      <style:paragraph-properties fo:margin-left="0cm" fo:margin-right="0cm" fo:margin-top="0.282cm" fo:margin-bottom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style:paragraph-properties fo:margin-left="1.27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style:paragraph-properties fo:margin-left="1.27cm" fo:margin-right="0cm" fo:margin-top="0.246cm" fo:margin-bottom="0cm" fo:line-height="100%" fo:text-align="start" fo:text-indent="0cm" style:punctuation-wrap="simple" style:line-break="normal" style:writing-mode="lr-tb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text-properties fo:font-family="'Times New Roman'" style:font-style-name="Italic" style:font-family-generic="roman" style:font-pitch="variabl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line-height="100%" fo:text-indent="0cm" style:writing-mode="lr-tb" style:font-independent-line-spacing="true"/>
    </style:style>
    <style:style style:name="P21" style:family="paragraph">
      <style:paragraph-properties fo:margin-left="0cm" fo:margin-right="0cm" fo:margin-top="0.282cm" fo:margin-bottom="0cm" fo:text-indent="0cm" style:writing-mode="lr-tb" style:font-independent-line-spacing="true"/>
      <style:text-properties fo:color="#ff0000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8000" fo:font-size="28pt" style:font-size-asian="28pt" style:font-size-complex="28pt"/>
    </style:style>
    <style:style style:name="T9" style:family="text">
      <style:text-properties fo:color="#3366ff" fo:font-size="28pt" style:font-size-asian="28pt" style:font-size-complex="28pt"/>
    </style:style>
    <style:style style:name="T10" style:family="text">
      <style:text-properties fo:color="#008000" fo:font-family="Courier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11" style:family="text">
      <style:text-properties fo:color="#000000" fo:font-family="'Times New Roman'" style:font-pitch="variable" fo:font-size="32pt" style:font-size-asian="32pt" style:font-size-complex="32pt"/>
    </style:style>
    <style:style style:name="T12" style:family="text">
      <style:text-properties fo:color="#000000" fo:font-family="'Times New Roman'" style:font-pitch="variable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fo:font-family="'Times New Roman'" style:font-pitch="variable" fo:font-size="28pt" style:font-size-asian="28pt" style:font-size-complex="28pt"/>
    </style:style>
    <style:style style:name="T14" style:family="text">
      <style:text-properties fo:color="#000000" style:text-line-through-style="none" style:text-position="0% 100%" fo:font-family="Courier" style:font-pitch="variable" fo:font-size="28pt" fo:font-style="normal" fo:text-shadow="none" style:text-underline-style="none" fo:font-weight="normal" style:font-family-asian="Courier" style:font-pitch-asian="variable" style:font-size-asian="28pt" style:font-style-asian="normal" style:font-weight-asian="normal" style:font-family-complex="Courier" style:font-pitch-complex="variable" style:font-size-complex="28pt" style:font-style-complex="normal" style:font-weight-complex="normal" style:font-relief="none"/>
    </style:style>
    <style:style style:name="T15" style:family="text">
      <style:text-properties fo:color="#008000" style:text-line-through-style="none" style:text-position="0% 100%" fo:font-family="Courier" style:font-pitch="variable" fo:font-size="28pt" fo:font-style="normal" fo:text-shadow="none" style:text-underline-style="none" fo:font-weight="normal" style:font-family-asian="Courier" style:font-pitch-asian="variable" style:font-size-asian="28pt" style:font-style-asian="normal" style:font-weight-asian="normal" style:font-family-complex="Courier" style:font-pitch-complex="variable" style:font-size-complex="28pt" style:font-style-complex="normal" style:font-weight-complex="normal" style:font-relief="none"/>
    </style:style>
    <style:style style:name="T16" style:family="text">
      <style:text-properties fo:color="#000000" style:text-line-through-style="none" style:text-position="0% 100%" fo:font-family="Courier" style:font-pitch="variable" fo:font-size="24pt" fo:font-style="normal" fo:text-shadow="none" style:text-underline-style="none" fo:font-weight="normal" style:font-family-asian="Courier" style:font-pitch-asian="variable" style:font-size-asian="24pt" style:font-style-asian="normal" style:font-weight-asian="normal" style:font-family-complex="Courier" style:font-pitch-complex="variable" style:font-size-complex="24pt" style:font-style-complex="normal" style:font-weight-complex="normal" style:font-relief="none"/>
    </style:style>
    <style:style style:name="T17" style:family="text">
      <style:text-properties fo:color="#008000" style:text-line-through-style="none" style:text-position="0% 100%" fo:font-family="Courier" style:font-pitch="variable" fo:font-size="24pt" fo:font-style="normal" fo:text-shadow="none" style:text-underline-style="none" fo:font-weight="normal" style:font-family-asian="Courier" style:font-pitch-asian="variable" style:font-size-asian="24pt" style:font-style-asian="normal" style:font-weight-asian="normal" style:font-family-complex="Courier" style:font-pitch-complex="variable" style:font-size-complex="24pt" style:font-style-complex="normal" style:font-weight-complex="normal" style:font-relief="none"/>
    </style:style>
    <style:style style:name="T18" style:family="text"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Courier" style:font-pitch-asian="variable" style:font-size-asian="24pt" style:font-style-asian="normal" style:font-weight-asian="normal" style:font-family-complex="Courier" style:font-pitch-complex="variable" style:font-size-complex="24pt" style:font-style-complex="normal" style:font-weight-complex="normal" style:font-relief="none"/>
    </style:style>
    <style:style style:name="T19" style:family="text">
      <style:text-properties fo:color="#000000" fo:font-family="Courier" style:font-pitch="variable" style:font-family-asian="Webdings" style:font-pitch-asian="variable" style:font-charset-asian="x-symbol" style:font-family-complex="Webdings" style:font-pitch-complex="variable" style:font-charset-complex="x-symbol"/>
    </style:style>
    <style:style style:name="T20" style:family="text">
      <style:text-properties fo:color="#000000" fo:font-family="Courier" style:font-pitch="variable" style:font-family-asian="Courier" style:font-pitch-asian="variable" style:font-family-complex="Courier" style:font-pitch-complex="variable"/>
    </style:style>
    <style:style style:name="T21" style:family="text">
      <style:text-properties fo:color="#ff0000" fo:font-family="Courier" style:font-pitch="variable" style:font-family-asian="Courier" style:font-pitch-asian="variable" style:font-family-complex="Courier" style:font-pitch-complex="variable"/>
    </style:style>
    <style:style style:name="T22" style:family="text">
      <style:text-properties fo:color="#0000ff" fo:font-size="28pt" style:font-size-asian="28pt" style:font-size-complex="28pt"/>
    </style:style>
    <style:style style:name="T23" style:family="text">
      <style:text-properties fo:color="#0000ff"/>
    </style:style>
    <style:style style:name="T24" style:family="text">
      <style:text-properties fo:font-family="'Times New Roman'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25" style:family="text">
      <style:text-properties fo:color="#000000" fo:font-family="'Times New Roman'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26" style:family="text">
      <style:text-properties fo:color="#ff0000"/>
    </style:style>
    <style:style style:name="T27" style:family="text">
      <style:text-properties fo:color="#0000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9" style:family="text">
      <style:text-properties fo:color="#0000ff" fo:font-family="Courier" style:font-pitch="variable" style:font-family-asian="Courier" style:font-pitch-asian="variable" style:font-family-complex="Courier" style:font-pitch-complex="variable"/>
    </style:style>
    <style:style style:name="T30" style:family="text">
      <style:text-properties fo:color="#ff0000" fo:font-family="Courier" style:font-family-generic="modern" style:font-pitch="fixed"/>
    </style:style>
    <style:style style:name="T31" style:family="text">
      <style:text-properties fo:color="#008000" fo:font-family="Courier" style:font-family-generic="modern" style:font-pitch="fixed"/>
    </style:style>
    <style:style style:name="T32" style:family="text">
      <style:text-properties fo:color="#008000" fo:font-family="'Times New Roman'" style:font-family-generic="roman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33" style:family="text">
      <style:text-properties fo:color="#ff0000" fo:font-family="'Times New Roman'" style:font-family-generic="roman" style:font-pitch="variable" fo:font-size="28pt" fo:language="en" fo:country="US" style:font-family-asian="Courier" style:font-pitch-asian="variable" style:font-size-asian="28pt" style:language-asian="en" style:country-asian="US" style:font-family-complex="Courier" style:font-pitch-complex="variable" style:font-size-complex="28pt" style:language-complex="en" style:country-complex="US"/>
    </style:style>
    <style:style style:name="T34" style:family="text">
      <style:text-properties fo:color="#000000" fo:font-family="Courier" style:font-family-generic="modern" style:font-pitch="fixed"/>
    </style:style>
    <style:style style:name="T35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family="Courier" style:font-family-generic="modern" style:font-pitch="fixed"/>
    </style:style>
    <style:style style:name="T37" style:family="text">
      <style:text-properties fo:color="#008000" fo:font-family="'Times New Roman'" style:font-family-generic="roman" style:font-pitch="variable"/>
    </style:style>
    <style:style style:name="T38" style:family="text">
      <style:text-properties fo:color="#0000ff" fo:font-family="'Times New Roman'" style:font-family-generic="roman" style:font-pitch="variable"/>
    </style:style>
    <style:style style:name="T39" style:family="text">
      <style:text-properties fo:color="#ff0000" fo:font-family="'Times New Roman'" style:font-family-generic="roman" style:font-pitch="variable"/>
    </style:style>
    <style:style style:name="T40" style:family="text">
      <style:text-properties fo:font-family="'Times New Roman'" style:font-family-generic="roman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➔">
        <style:list-level-properties text:min-label-width="0.948cm"/>
        <style:text-properties fo:font-family="StarSymbol" style:font-charset="x-symbol" fo:color="#ff0000" fo:font-size="100%"/>
      </text:list-level-style-bullet>
      <text:list-level-style-bullet text:level="2" text:bullet-char="➔">
        <style:list-level-properties text:space-before="1.27cm" text:min-label-width="0.789cm"/>
        <style:text-properties fo:font-family="StarSymbol" style:font-charset="x-symbol" fo:color="#ff0000" fo:font-size="100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ff0000" fo:font-size="10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0000" fo:font-size="10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0000" fo:font-size="10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0000" fo:font-size="10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0000" fo:font-size="10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0000" fo:font-size="100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ff0000" fo:font-size="100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ff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IC150 Lecture 3 Intro to C Programming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2cm" svg:height="3.175cm" svg:x="3.4cm" svg:y="6.349cm" presentation:class="title" presentation:user-transformed="true">
          <draw:text-box>
            <text:list text:style-name="L1">
              <text:list-header>
                <text:p text:style-name="P1"><text:span text:style-name="T1">IC150 Lecture 3-4</text:span><text:span text:style-name="T1"><text:line-break/></text:span><text:span text:style-name="T2">Use of Memory in Programming</text:span></text:p>
              </text:list-header>
            </text:list>
          </draw:text-box>
        </draw:frame>
        <draw:frame presentation:style-name="pr2" draw:text-style-name="P2" draw:layer="layout" svg:width="19.261cm" svg:height="2.138cm" svg:x="4.127cm" svg:y="13.525cm">
          <draw:text-box>
            <text:list text:style-name="L1">
              <text:list-header>
                <text:p text:style-name="P3">Timothy A. Gonsalves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58cm" svg:height="9.525cm" svg:x="2.646cm" svg:y="1.905cm" draw:page-number="1" presentation:class="page"/>
          <draw:frame presentation:style-name="pr3" draw:text-style-name="P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omputing hardwar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Computing hardware</text:p>
              </text:list-header>
            </text:list>
          </draw:text-box>
        </draw:frame>
        <draw:custom-shape draw:name="Text Box 101" draw:style-name="gr3" draw:text-style-name="P2" draw:layer="layout" svg:width="13.6cm" svg:height="8.978cm" svg:x="10.958cm" svg:y="3.523cm">
          <text:list text:style-name="L3">
            <text:list-item>
              <text:p text:style-name="P7"><text:span text:style-name="T4">Memory is a series of </text:span><text:span text:style-name="T5">locations</text:span><text:span text:style-name="T4"> to store information</text:span></text:p>
            </text:list-item>
            <text:list-item>
              <text:p text:style-name="P7"><text:span text:style-name="T4">Each byte has an address starting from 0 upwards</text:span></text:p>
            </text:list-item>
            <text:list-item>
              <text:p text:style-name="P7"><text:span text:style-name="T4">An integer occupies 4 bytes (usually)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Rectangle 4" draw:style-name="gr4" draw:text-style-name="P2" draw:layer="layout" svg:width="0.229cm" svg:height="1.481cm" draw:transform="rotate (1.5707963267946) translate (5.826cm 18.378cm)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2" draw:layer="layout" svg:width="0.229cm" svg:height="1.481cm" draw:transform="rotate (1.5707963267946) translate (5.826cm 18.149cm)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" draw:text-style-name="P2" draw:layer="layout" svg:width="0.229cm" svg:height="1.481cm" draw:transform="rotate (1.5707963267946) translate (5.826cm 17.92cm)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4" draw:text-style-name="P2" draw:layer="layout" svg:width="0.229cm" svg:height="1.481cm" draw:transform="rotate (1.5707963267946) translate (5.826cm 17.69cm)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4" draw:text-style-name="P2" draw:layer="layout" svg:width="0.229cm" svg:height="1.481cm" draw:transform="rotate (1.5707963267946) translate (5.826cm 17.461cm)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4" draw:text-style-name="P2" draw:layer="layout" svg:width="0.229cm" svg:height="1.481cm" draw:transform="rotate (1.5707963267946) translate (5.826cm 17.232cm)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4" draw:text-style-name="P2" draw:layer="layout" svg:width="0.229cm" svg:height="1.481cm" draw:transform="rotate (1.5707963267946) translate (5.826cm 17.002cm)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4" draw:text-style-name="P2" draw:layer="layout" svg:width="0.229cm" svg:height="1.481cm" draw:transform="rotate (1.5707963267946) translate (5.826cm 16.773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4" draw:text-style-name="P2" draw:layer="layout" svg:width="0.229cm" svg:height="1.481cm" draw:transform="rotate (1.5707963267946) translate (5.826cm 16.544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4" draw:text-style-name="P2" draw:layer="layout" svg:width="0.229cm" svg:height="1.481cm" draw:transform="rotate (1.5707963267946) translate (5.826cm 16.314cm)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4" draw:text-style-name="P2" draw:layer="layout" svg:width="0.229cm" svg:height="1.481cm" draw:transform="rotate (1.5707963267946) translate (5.826cm 16.085cm)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4" draw:text-style-name="P2" draw:layer="layout" svg:width="0.229cm" svg:height="1.481cm" draw:transform="rotate (1.5707963267946) translate (5.826cm 15.856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4" draw:text-style-name="P2" draw:layer="layout" svg:width="0.229cm" svg:height="1.481cm" draw:transform="rotate (1.5707963267946) translate (5.826cm 15.626cm)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4" draw:text-style-name="P2" draw:layer="layout" svg:width="0.229cm" svg:height="1.481cm" draw:transform="rotate (1.5707963267946) translate (5.826cm 15.397cm)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4" draw:text-style-name="P2" draw:layer="layout" svg:width="0.229cm" svg:height="1.481cm" draw:transform="rotate (1.5707963267946) translate (5.826cm 15.168cm)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4" draw:text-style-name="P2" draw:layer="layout" svg:width="0.229cm" svg:height="1.481cm" draw:transform="rotate (1.5707963267946) translate (5.826cm 14.938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4" draw:text-style-name="P2" draw:layer="layout" svg:width="0.229cm" svg:height="1.481cm" draw:transform="rotate (1.5707963267946) translate (5.826cm 14.709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4" draw:text-style-name="P2" draw:layer="layout" svg:width="0.229cm" svg:height="1.481cm" draw:transform="rotate (1.5707963267946) translate (5.826cm 14.48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4" draw:text-style-name="P2" draw:layer="layout" svg:width="0.229cm" svg:height="1.481cm" draw:transform="rotate (1.5707963267946) translate (5.826cm 14.25cm)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4" draw:text-style-name="P2" draw:layer="layout" svg:width="0.229cm" svg:height="1.481cm" draw:transform="rotate (1.5707963267946) translate (5.826cm 14.021cm)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4" draw:text-style-name="P2" draw:layer="layout" svg:width="0.229cm" svg:height="1.481cm" draw:transform="rotate (1.5707963267946) translate (5.826cm 13.792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4" draw:text-style-name="P2" draw:layer="layout" svg:width="0.229cm" svg:height="1.481cm" draw:transform="rotate (1.5707963267946) translate (5.826cm 13.563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4" draw:text-style-name="P2" draw:layer="layout" svg:width="0.229cm" svg:height="1.481cm" draw:transform="rotate (1.5707963267946) translate (5.826cm 13.334cm)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4" draw:text-style-name="P2" draw:layer="layout" svg:width="0.229cm" svg:height="1.481cm" draw:transform="rotate (1.5707963267946) translate (5.826cm 13.105cm)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4" draw:text-style-name="P2" draw:layer="layout" svg:width="0.229cm" svg:height="1.481cm" draw:transform="rotate (1.5707963267946) translate (5.826cm 12.875cm)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4" draw:text-style-name="P2" draw:layer="layout" svg:width="0.229cm" svg:height="1.481cm" draw:transform="rotate (1.5707963267946) translate (5.826cm 12.646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4" draw:text-style-name="P2" draw:layer="layout" svg:width="0.229cm" svg:height="1.481cm" draw:transform="rotate (1.5707963267946) translate (5.826cm 12.417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4" draw:text-style-name="P2" draw:layer="layout" svg:width="0.229cm" svg:height="1.481cm" draw:transform="rotate (1.5707963267946) translate (5.826cm 12.188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4" draw:text-style-name="P2" draw:layer="layout" svg:width="0.229cm" svg:height="1.481cm" draw:transform="rotate (1.5707963267946) translate (5.826cm 11.958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4" draw:text-style-name="P2" draw:layer="layout" svg:width="0.229cm" svg:height="1.481cm" draw:transform="rotate (1.5707963267946) translate (5.826cm 11.729cm)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4" draw:text-style-name="P2" draw:layer="layout" svg:width="0.229cm" svg:height="1.481cm" draw:transform="rotate (1.5707963267946) translate (5.826cm 11.5cm)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4" draw:text-style-name="P2" draw:layer="layout" svg:width="0.229cm" svg:height="1.481cm" draw:transform="rotate (1.5707963267946) translate (5.826cm 11.27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4" draw:text-style-name="P2" draw:layer="layout" svg:width="0.229cm" svg:height="1.481cm" draw:transform="rotate (1.5707963267946) translate (5.826cm 11.041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4" draw:text-style-name="P2" draw:layer="layout" svg:width="0.229cm" svg:height="1.481cm" draw:transform="rotate (1.5707963267946) translate (5.826cm 10.812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4" draw:text-style-name="P2" draw:layer="layout" svg:width="0.229cm" svg:height="1.481cm" draw:transform="rotate (1.5707963267946) translate (5.826cm 10.582cm)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4" draw:text-style-name="P2" draw:layer="layout" svg:width="0.229cm" svg:height="1.481cm" draw:transform="rotate (1.5707963267946) translate (5.826cm 10.353cm)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4" draw:text-style-name="P2" draw:layer="layout" svg:width="0.229cm" svg:height="1.481cm" draw:transform="rotate (1.5707963267946) translate (5.826cm 10.124cm)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4" draw:text-style-name="P2" draw:layer="layout" svg:width="0.229cm" svg:height="1.481cm" draw:transform="rotate (1.5707963267946) translate (5.826cm 9.894cm)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4" draw:text-style-name="P2" draw:layer="layout" svg:width="0.229cm" svg:height="1.481cm" draw:transform="rotate (1.5707963267946) translate (5.826cm 9.665cm)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4" draw:text-style-name="P2" draw:layer="layout" svg:width="0.229cm" svg:height="1.481cm" draw:transform="rotate (1.5707963267946) translate (5.826cm 9.436cm)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4" draw:text-style-name="P2" draw:layer="layout" svg:width="0.229cm" svg:height="1.481cm" draw:transform="rotate (1.5707963267946) translate (5.826cm 9.206cm)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" draw:text-style-name="P2" draw:layer="layout" svg:width="0.229cm" svg:height="1.481cm" draw:transform="rotate (1.5707963267946) translate (5.826cm 8.977cm)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4" draw:text-style-name="P2" draw:layer="layout" svg:width="0.229cm" svg:height="1.481cm" draw:transform="rotate (1.5707963267946) translate (5.826cm 8.748cm)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4" draw:text-style-name="P2" draw:layer="layout" svg:width="0.229cm" svg:height="1.481cm" draw:transform="rotate (1.5707963267946) translate (5.826cm 8.518cm)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4" draw:text-style-name="P2" draw:layer="layout" svg:width="0.229cm" svg:height="1.481cm" draw:transform="rotate (1.5707963267946) translate (5.826cm 8.289cm)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4" draw:text-style-name="P2" xml:id="id1" draw:id="id1" draw:layer="layout" svg:width="0.229cm" svg:height="1.481cm" draw:transform="rotate (1.5707963267946) translate (5.826cm 8.06cm)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4" draw:text-style-name="P2" draw:layer="layout" svg:width="0.229cm" svg:height="1.481cm" draw:transform="rotate (1.5707963267946) translate (5.826cm 7.83cm)">
            <text:p/>
            <draw:enhanced-geometry svg:viewBox="0 0 21600 21600" draw:type="rectangle" draw:enhanced-path="M 0 0 L 21600 0 21600 21600 0 21600 0 0 Z N"/>
          </draw:custom-shape>
          <draw:custom-shape draw:name="Rectangle 51" draw:style-name="gr4" draw:text-style-name="P2" draw:layer="layout" svg:width="0.229cm" svg:height="1.481cm" draw:transform="rotate (1.5707963267946) translate (5.826cm 7.601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4" draw:text-style-name="P2" draw:layer="layout" svg:width="0.229cm" svg:height="1.481cm" draw:transform="rotate (1.5707963267946) translate (5.826cm 7.372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4" draw:text-style-name="P2" draw:layer="layout" svg:width="0.229cm" svg:height="1.481cm" draw:transform="rotate (1.5707963267946) translate (5.826cm 7.142cm)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4" draw:text-style-name="P2" draw:layer="layout" svg:width="0.229cm" svg:height="1.481cm" draw:transform="rotate (1.5707963267946) translate (5.826cm 6.913cm)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4" draw:text-style-name="P2" draw:layer="layout" svg:width="0.229cm" svg:height="1.481cm" draw:transform="rotate (1.5707963267946) translate (5.826cm 6.684cm)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4" draw:text-style-name="P2" draw:layer="layout" svg:width="0.229cm" svg:height="1.481cm" draw:transform="rotate (1.5707963267946) translate (5.826cm 6.455cm)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4" draw:text-style-name="P2" draw:layer="layout" svg:width="0.229cm" svg:height="1.481cm" draw:transform="rotate (1.5707963267946) translate (5.826cm 6.225cm)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2" draw:layer="layout" svg:width="0.229cm" svg:height="1.481cm" draw:transform="rotate (1.5707963267946) translate (5.826cm 5.996cm)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4" draw:text-style-name="P2" draw:layer="layout" svg:width="0.229cm" svg:height="1.481cm" draw:transform="rotate (1.5707963267946) translate (5.826cm 5.767cm)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4" draw:text-style-name="P2" draw:layer="layout" svg:width="0.229cm" svg:height="1.481cm" draw:transform="rotate (1.5707963267946) translate (5.826cm 5.537cm)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4" draw:text-style-name="P2" draw:layer="layout" svg:width="0.229cm" svg:height="1.481cm" draw:transform="rotate (1.5707963267946) translate (5.826cm 5.308cm)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4" draw:text-style-name="P2" draw:layer="layout" svg:width="0.229cm" svg:height="1.481cm" draw:transform="rotate (1.5707963267946) translate (5.826cm 5.079cm)">
            <text:p/>
            <draw:enhanced-geometry svg:viewBox="0 0 21600 21600" draw:type="rectangle" draw:enhanced-path="M 0 0 L 21600 0 21600 21600 0 21600 0 0 Z N"/>
          </draw:custom-shape>
          <draw:custom-shape draw:name="Rectangle 63" draw:style-name="gr4" draw:text-style-name="P2" draw:layer="layout" svg:width="0.229cm" svg:height="1.481cm" draw:transform="rotate (1.5707963267946) translate (5.826cm 4.849cm)">
            <text:p/>
            <draw:enhanced-geometry svg:viewBox="0 0 21600 21600" draw:type="rectangle" draw:enhanced-path="M 0 0 L 21600 0 21600 21600 0 21600 0 0 Z N"/>
          </draw:custom-shape>
          <draw:custom-shape draw:name="Rectangle 64" draw:style-name="gr4" draw:text-style-name="P2" draw:layer="layout" svg:width="0.229cm" svg:height="1.481cm" draw:transform="rotate (1.5707963267946) translate (5.826cm 4.62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4" draw:text-style-name="P2" draw:layer="layout" svg:width="0.229cm" svg:height="1.481cm" draw:transform="rotate (1.5707963267946) translate (5.826cm 4.391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4" draw:text-style-name="P2" draw:layer="layout" svg:width="0.229cm" svg:height="1.481cm" draw:transform="rotate (1.5707963267946) translate (5.826cm 4.161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4" draw:text-style-name="P2" draw:layer="layout" svg:width="0.229cm" svg:height="1.481cm" draw:transform="rotate (1.5707963267946) translate (5.826cm 3.932cm)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4" draw:text-style-name="P2" draw:layer="layout" svg:width="0.229cm" svg:height="1.481cm" draw:transform="rotate (1.5707963267946) translate (5.826cm 3.703cm)">
            <text:p/>
            <draw:enhanced-geometry svg:viewBox="0 0 21600 21600" draw:type="rectangle" draw:enhanced-path="M 0 0 L 21600 0 21600 21600 0 21600 0 0 Z N"/>
          </draw:custom-shape>
          <draw:custom-shape draw:name="Rectangle 69" draw:style-name="gr4" draw:text-style-name="P2" draw:layer="layout" svg:width="0.229cm" svg:height="1.481cm" draw:transform="rotate (1.5707963267946) translate (5.826cm 3.473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4" draw:text-style-name="P2" draw:layer="layout" svg:width="0.229cm" svg:height="1.481cm" draw:transform="rotate (1.5707963267946) translate (5.826cm 3.244cm)">
            <text:p/>
            <draw:enhanced-geometry svg:viewBox="0 0 21600 21600" draw:type="rectangle" draw:enhanced-path="M 0 0 L 21600 0 21600 21600 0 21600 0 0 Z N"/>
          </draw:custom-shape>
          <draw:custom-shape draw:name="Rectangle 71" draw:style-name="gr4" draw:text-style-name="P2" draw:layer="layout" svg:width="0.229cm" svg:height="1.481cm" draw:transform="rotate (1.5707963267946) translate (5.826cm 3.015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4" draw:text-style-name="P2" draw:layer="layout" svg:width="0.229cm" svg:height="1.481cm" draw:transform="rotate (1.5707963267946) translate (5.826cm 2.785cm)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4" draw:text-style-name="P2" draw:layer="layout" svg:width="0.229cm" svg:height="1.481cm" draw:transform="rotate (1.5707963267946) translate (5.826cm 2.556cm)">
            <text:p/>
            <draw:enhanced-geometry svg:viewBox="0 0 21600 21600" draw:type="rectangle" draw:enhanced-path="M 0 0 L 21600 0 21600 21600 0 21600 0 0 Z N"/>
          </draw:custom-shape>
          <draw:custom-shape draw:name="Rectangle 74" draw:style-name="gr4" draw:text-style-name="P2" draw:layer="layout" svg:width="0.229cm" svg:height="1.481cm" draw:transform="rotate (1.5707963267946) translate (5.826cm 2.327cm)">
            <text:p/>
            <draw:enhanced-geometry svg:viewBox="0 0 21600 21600" draw:type="rectangle" draw:enhanced-path="M 0 0 L 21600 0 21600 21600 0 21600 0 0 Z N"/>
          </draw:custom-shape>
          <draw:custom-shape draw:name="Rectangle 75" draw:style-name="gr4" draw:text-style-name="P2" draw:layer="layout" svg:width="0.229cm" svg:height="1.481cm" draw:transform="rotate (1.5707963267946) translate (5.826cm 2.097cm)">
            <text:p/>
            <draw:enhanced-geometry svg:viewBox="0 0 21600 21600" draw:type="rectangle" draw:enhanced-path="M 0 0 L 21600 0 21600 21600 0 21600 0 0 Z N"/>
          </draw:custom-shape>
          <draw:custom-shape draw:name="Rectangle 76" draw:style-name="gr4" draw:text-style-name="P2" draw:layer="layout" svg:width="0.229cm" svg:height="1.481cm" draw:transform="rotate (1.5707963267946) translate (5.826cm 1.868cm)">
            <text:p/>
            <draw:enhanced-geometry svg:viewBox="0 0 21600 21600" draw:type="rectangle" draw:enhanced-path="M 0 0 L 21600 0 21600 21600 0 21600 0 0 Z N"/>
          </draw:custom-shape>
          <draw:custom-shape draw:name="Rectangle 77" draw:style-name="gr4" draw:text-style-name="P2" draw:layer="layout" svg:width="0.229cm" svg:height="1.481cm" draw:transform="rotate (1.5707963267946) translate (5.826cm 1.639cm)">
            <text:p/>
            <draw:enhanced-geometry svg:viewBox="0 0 21600 21600" draw:type="rectangle" draw:enhanced-path="M 0 0 L 21600 0 21600 21600 0 21600 0 0 Z N"/>
          </draw:custom-shape>
          <draw:custom-shape draw:name="Rectangle 78" draw:style-name="gr4" draw:text-style-name="P2" draw:layer="layout" svg:width="0.229cm" svg:height="1.481cm" draw:transform="rotate (1.5707963267946) translate (5.826cm 1.409cm)">
            <text:p/>
            <draw:enhanced-geometry svg:viewBox="0 0 21600 21600" draw:type="rectangle" draw:enhanced-path="M 0 0 L 21600 0 21600 21600 0 21600 0 0 Z N"/>
          </draw:custom-shape>
          <draw:custom-shape draw:name="Rectangle 79" draw:style-name="gr4" draw:text-style-name="P2" draw:layer="layout" svg:width="0.229cm" svg:height="1.481cm" draw:transform="rotate (1.5707963267946) translate (5.826cm 1.18cm)">
            <text:p/>
            <draw:enhanced-geometry svg:viewBox="0 0 21600 21600" draw:type="rectangle" draw:enhanced-path="M 0 0 L 21600 0 21600 21600 0 21600 0 0 Z N"/>
          </draw:custom-shape>
          <draw:custom-shape draw:name="Rectangle 80" draw:style-name="gr4" draw:text-style-name="P2" draw:layer="layout" svg:width="0.229cm" svg:height="1.481cm" draw:transform="rotate (1.5707963267946) translate (5.826cm 0.951cm)">
            <text:p/>
            <draw:enhanced-geometry svg:viewBox="0 0 21600 21600" draw:type="rectangle" draw:enhanced-path="M 0 0 L 21600 0 21600 21600 0 21600 0 0 Z N"/>
          </draw:custom-shape>
          <draw:custom-shape draw:name="Text Box 100" draw:style-name="gr5" draw:text-style-name="P8" draw:layer="layout" svg:width="4.562cm" svg:height="1.023cm" draw:transform="rotate (1.5707963267946) translate (0.957cm 10.618cm)">
            <text:list text:style-name="L2">
              <text:list-header>
                <text:p text:style-name="P6"><text:span text:style-name="T6">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02" draw:style-name="gr6" draw:text-style-name="P9" draw:layer="layout" draw:type="line" svg:x1="2.067cm" svg:y1="7.883cm" svg:x2="5.826cm" svg:y2="7.946cm" draw:end-shape="id1" draw:end-glue-point="0" svg:d="m2067 7883 3759 63">
            <text:p/>
          </draw:connector>
          <draw:custom-shape draw:name="Text Box 103" draw:style-name="gr7" draw:text-style-name="P8" draw:layer="layout" svg:width="3.347cm" svg:height="1.023cm" draw:transform="rotate (1.5707963267946) translate (4.807cm 18.533cm)">
            <text:list text:style-name="L2">
              <text:list-header>
                <text:p text:style-name="P6"><text:span text:style-name="T6">MEMO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3" draw:style-name="gr8" draw:text-style-name="P2" draw:layer="layout" svg:width="0.896cm" svg:height="1.108cm" svg:x="7.558cm" svg:y="17.524cm">
          <text:list text:style-name="L2">
            <text:list-header>
              <text:p text:style-name="P6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" draw:text-style-name="P8" draw:layer="layout" svg:width="1.916cm" svg:height="1.023cm" svg:x="7.36cm" svg:y="0.322cm">
          <text:list text:style-name="L2">
            <text:list-header>
              <text:p text:style-name="P6"><text:span text:style-name="T6">102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3.978cm" svg:height="9.68cm" svg:x="2.536cm" svg:y="1.812cm" draw:page-number="2" presentation:class="page"/>
          <draw:frame presentation:style-name="pr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 snippet of C code" draw:style-name="dp1" draw:master-page-name="Default" presentation:use-date-time-name="dtd1">
        <office:forms form:automatic-focus="false" form:apply-design-mode="false"/>
        <draw:frame presentation:style-name="pr4" draw:text-style-name="P2" xml:id="id7" draw:id="id7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A snippet of C code</text:p>
              </text:list-header>
            </text:list>
          </draw:text-box>
        </draw:frame>
        <draw:frame presentation:style-name="pr6" draw:text-style-name="P2" draw:layer="layout" svg:width="13.013cm" svg:height="14.6cm" svg:x="1.146cm" svg:y="2.752cm" presentation:class="outline" presentation:user-transformed="true">
          <draw:text-box>
            <text:list text:style-name="L1">
              <text:list-header>
                <text:p xml:id="id8" text:id="id8" text:style-name="P3">C code:</text:p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xml:id="id9" text:id="id9" text:style-name="P10"><text:span text:style-name="T8">=</text:span><text:span text:style-name="T9"> is assignment, not equality</text:span></text:p>
                <text:p text:style-name="P3"/>
                <text:p text:style-name="P3"/>
              </text:list-header>
            </text:list>
            <text:list text:style-name="L4">
              <text:list-header>
                <text:p text:style-name="P3"/>
                <text:p text:style-name="P3"/>
                <text:p text:style-name="P3"/>
              </text:list-header>
            </text:list>
          </draw:text-box>
        </draw:frame>
        <draw:custom-shape draw:name="TextBox 3" draw:style-name="gr9" draw:text-style-name="P2" xml:id="id10" draw:id="id10" draw:layer="layout" svg:width="11.404cm" svg:height="8.556cm" svg:x="2.156cm" svg:y="4.7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, b, c, d;</text:span><text:span text:style-name="T10"><text:line-break/></text:span><text:span text:style-name="T10"> <text:s/>a = 1;</text:span><text:span text:style-name="T10"><text:line-break/></text:span><text:span text:style-name="T10"> <text:s/>b = 2;</text:span><text:span text:style-name="T10"><text:line-break/></text:span><text:span text:style-name="T10"> <text:s/>c = a + b;</text:span><text:span text:style-name="T10"><text:line-break/></text:span><text:span text:style-name="T10"> <text:s/>d = c * b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0" draw:text-style-name="P2" xml:id="id11" draw:id="id11" draw:layer="layout" svg:width="12.012cm" svg:height="14.601cm" svg:x="14.759cm" svg:y="2.725cm">
          <text:list text:style-name="L1">
            <text:list-header>
              <text:p text:style-name="P12"><text:span text:style-name="T11">Memory:</text:span></text:p>
              <text:p text:style-name="P13"><text:span text:style-name="T12"><text:s text:c="6"/></text:span><text:span text:style-name="T12">Name</text:span><text:span text:style-name="T12"><text:tab/></text:span><text:span text:style-name="T12">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5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 text:c="3"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  <text:p text:style-name="P14"><text:span text:style-name="T15"><text:tab/></text:span><text:span text:style-name="T15"> </text:span><text:span text:style-name="T15">b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/text:p>
                  <text:p text:style-name="P14"><text:span text:style-name="T15"><text:tab/></text:span><text:span text:style-name="T15"> </text:span><text:span text:style-name="T15">c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<text:tab/></text:span><text:span text:style-name="T15"> </text:span><text:span text:style-name="T15">d</text:span><text:span text:style-name="T15"><text:tab/></text:span><text:span text:style-name="T15"><text:tab/></text:span><text:span text:style-name="T15"><text:tab/></text:span><text:span text:style-name="T15"><text:tab/></text:span><text:span text:style-name="T15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96</text:span></text:p>
                  <text:p text:style-name="P15"><text:span text:style-name="T14"/></text:p>
                  <text:p text:style-name="P14"><text:span text:style-name="T16"><text:tab/></text:span><text:span text:style-name="T16"><text:tab/></text:span><text:span text:style-name="T16"><text:tab/></text:span><text:span text:style-name="T17">?</text:span><text:span text:style-name="T18"> is a random valu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xml:id="id13" draw:id="id13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ight Arrow 8" draw:style-name="gr11" draw:text-style-name="P2" xml:id="id12" draw:id="id12" draw:layer="layout" svg:width="2.72cm" svg:height="1.001cm" svg:x="0.556cm" svg:y="6.324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0" draw:style-name="gr11" draw:text-style-name="P2" xml:id="id14" draw:id="id14" draw:layer="layout" svg:width="2.72cm" svg:height="1.001cm" svg:x="0.556cm" svg:y="7.523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18" draw:id="id18" draw:layer="layout" svg:width="2.72cm" svg:height="0.996cm" svg:x="0.556cm" svg:y="8.727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22" draw:id="id22" draw:layer="layout" svg:width="2.72cm" svg:height="1.001cm" svg:x="0.556cm" svg:y="9.926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26" draw:id="id26" draw:layer="layout" svg:width="2.72cm" svg:height="1.001cm" svg:x="0.556cm" svg:y="11.126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15" draw:id="id15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style-name="L7">
                  <text:list-header>
                    <text:p text:style-name="P16"><text:span text:style-name="T21">1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9" draw:id="id19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1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7">
                  <text:list-header>
                    <text:p text:style-name="P16"><text:span text:style-name="T21">2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3" draw:id="id23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1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2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style-name="L7">
                  <text:list-header>
                    <text:p text:style-name="P16"><text:span text:style-name="T21">3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7" draw:id="id27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1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2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3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7">
                  <text:list-header>
                    <text:p text:style-name="P16"><text:span text:style-name="T21">6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smil:repeatCount="1" presentation:node-type="with-previous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smil:repeatCount="1" presentation:node-type="with-previous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xml:id="id16" anim:id="id16"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xml:id="id17" anim:id="id17"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xml:id="id20" anim:id="id20" smil:begin="0s" smil:fill="hold" smil:repeatCount="1" presentation:node-type="on-click" presentation:group-id="0" presentation:preset-class="entrance" presentation:preset-id="ooo-entrance-appear">
                  <anim:set smil:begin="0.009s" smil:dur="0.001s" smil:fill="hold" smil:targetElement="id14" smil:attributeName="visibility" smil:to="visible"/>
                </anim:par>
                <anim:par xml:id="id21" anim:id="id21"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set smil:begin="0s" smil:dur="0.001s" smil:fill="hold" presentation:master-element="id16" smil:targetElement="id12" smil:attributeName="visibility" smil:to="hidden"/>
                <anim:set smil:begin="0s" smil:dur="0.001s" smil:fill="hold" presentation:master-element="id17" smil:targetElement="id13" smil:attributeName="visibility" smil:to="hidden"/>
              </anim:par>
            </anim:par>
            <anim:par smil:begin="next">
              <anim:par smil:begin="0s">
                <anim:par xml:id="id24" anim:id="id24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xml:id="id25" anim:id="id25"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0s" smil:dur="0.001s" smil:fill="hold" presentation:master-element="id20" smil:targetElement="id14" smil:attributeName="visibility" smil:to="hidden"/>
                <anim:set smil:begin="0s" smil:dur="0.001s" smil:fill="hold" presentation:master-element="id21" smil:targetElement="id15" smil:attributeName="visibility" smil:to="hidden"/>
              </anim:par>
            </anim:par>
            <anim:par smil:begin="next">
              <anim:par smil:begin="0s">
                <anim:par xml:id="id28" anim:id="id28"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xml:id="id29" anim:id="id29"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0s" smil:dur="0.001s" smil:fill="hold" presentation:master-element="id24" smil:targetElement="id18" smil:attributeName="visibility" smil:to="hidden"/>
                <anim:set smil:begin="0s" smil:dur="0.001s" smil:fill="hold" presentation:master-element="id25" smil:targetElement="id19" smil:attributeName="visibility" smil:to="hidden"/>
              </anim:par>
            </anim:par>
            <anim:par smil:begin="next">
              <anim:par smil:begin="0s">
                <anim:par xml:id="id30" anim:id="id30"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set smil:begin="0s" smil:dur="0.001s" smil:fill="hold" presentation:master-element="id28" smil:targetElement="id22" smil:attributeName="visibility" smil:to="hidden"/>
                <anim:set smil:begin="0s" smil:dur="0.001s" smil:fill="hold" presentation:master-element="id29" smil:targetElement="id23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30" smil:targetElement="id26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3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xml:id="id31" draw:id="id31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A snippet of C code</text:p>
              </text:list-header>
            </text:list>
          </draw:text-box>
        </draw:frame>
        <draw:frame presentation:style-name="pr8" draw:text-style-name="P2" draw:layer="layout" svg:width="13.013cm" svg:height="14.6cm" svg:x="1.146cm" svg:y="2.752cm" presentation:class="outline" presentation:user-transformed="true">
          <draw:text-box>
            <text:list text:style-name="L1">
              <text:list-header>
                <text:p xml:id="id32" text:id="id32" text:style-name="P3">C code:</text:p>
              </text:list-header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0"><text:span text:style-name="T8">=</text:span><text:span text:style-name="T9"> </text:span><text:span text:style-name="T22">is assignment, not equality</text:span></text:p>
            <text:list text:continue-numbering="true" text:style-name="L1">
              <text:list-header>
                <text:p text:style-name="P3"/>
              </text:list-header>
            </text:list>
            <text:list text:style-name="L4">
              <text:list-header>
                <text:p text:style-name="P3"/>
                <text:p text:style-name="P3"/>
                <text:p text:style-name="P3"/>
              </text:list-header>
            </text:list>
          </draw:text-box>
        </draw:frame>
        <draw:custom-shape draw:name="TextBox 3" draw:style-name="gr9" draw:text-style-name="P2" xml:id="id33" draw:id="id33" draw:layer="layout" svg:width="11.404cm" svg:height="8.556cm" svg:x="2.156cm" svg:y="4.7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, b, c;</text:span><text:span text:style-name="T10"><text:line-break/></text:span><text:span text:style-name="T10"> <text:s/>a = 1;</text:span><text:span text:style-name="T10"><text:line-break/></text:span><text:span text:style-name="T10"> <text:s/>a = a + a;</text:span><text:span text:style-name="T10"><text:line-break/></text:span><text:span text:style-name="T10"> <text:s/>b = 3 * a;</text:span><text:span text:style-name="T10"><text:line-break/></text:span><text:span text:style-name="T10"> <text:s/>c = b / a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0" draw:text-style-name="P2" xml:id="id34" draw:id="id34" draw:layer="layout" svg:width="12.012cm" svg:height="14.601cm" svg:x="14.759cm" svg:y="2.725cm">
          <text:list text:style-name="L1">
            <text:list-header>
              <text:p text:style-name="P12"><text:span text:style-name="T11">Memory:</text:span></text:p>
              <text:p text:style-name="P13"><text:span text:style-name="T12"><text:s text:c="6"/></text:span><text:span text:style-name="T12">Name</text:span><text:span text:style-name="T12"><text:tab/></text:span><text:span text:style-name="T12">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5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 text:c="3"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  <text:p text:style-name="P14"><text:span text:style-name="T15"><text:tab/></text:span><text:span text:style-name="T15"> </text:span><text:span text:style-name="T15">b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/text:p>
                  <text:p text:style-name="P14"><text:span text:style-name="T15"><text:tab/></text:span><text:span text:style-name="T15"> </text:span><text:span text:style-name="T15">c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<text:tab/></text:span><text:span text:style-name="T15"> </text:span><text:span text:style-name="T15"><text:tab/></text:span><text:span text:style-name="T15"><text:tab/></text:span><text:span text:style-name="T15"><text:tab/></text:span><text:span text:style-name="T15"><text:tab/></text:span><text:span text:style-name="T14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96</text:span></text:p>
                  <text:p text:style-name="P15"><text:span text:style-name="T14"/></text:p>
                  <text:p text:style-name="P14"><text:span text:style-name="T16"><text:tab/></text:span><text:span text:style-name="T16"><text:tab/></text:span><text:span text:style-name="T16"><text:tab/></text:span><text:span text:style-name="T17">?</text:span><text:span text:style-name="T18"> is a random valu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xml:id="id36" draw:id="id36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Right Arrow 8" draw:style-name="gr11" draw:text-style-name="P2" xml:id="id35" draw:id="id35" draw:layer="layout" svg:width="2.72cm" svg:height="1.001cm" svg:x="0.556cm" svg:y="6.324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0" draw:style-name="gr11" draw:text-style-name="P2" xml:id="id37" draw:id="id37" draw:layer="layout" svg:width="2.72cm" svg:height="1.001cm" svg:x="0.556cm" svg:y="7.523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41" draw:id="id41" draw:layer="layout" svg:width="2.72cm" svg:height="0.996cm" svg:x="0.556cm" svg:y="8.727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45" draw:id="id45" draw:layer="layout" svg:width="2.72cm" svg:height="1.001cm" svg:x="0.556cm" svg:y="9.926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49" draw:id="id49" draw:layer="layout" svg:width="2.72cm" svg:height="1.001cm" svg:x="0.556cm" svg:y="11.126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38" draw:id="id38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style-name="L7">
                  <text:list-header>
                    <text:p text:style-name="P16"><text:span text:style-name="T21">1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42" draw:id="id42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style-name="L7">
                  <text:list-header>
                    <text:p text:style-name="P16"><text:span text:style-name="T21">2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46" draw:id="id46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2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6"><text:span text:style-name="T21">6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50" draw:id="id50" draw:layer="layout" svg:width="3.002cm" svg:height="8.739cm" svg:x="18.957cm" svg:y="5.92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2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6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style-name="L7">
                  <text:list-header>
                    <text:p text:style-name="P16"><text:span text:style-name="T21">3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smil:repeatCount="1" presentation:node-type="with-previous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xml:id="id39" anim:id="id39"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xml:id="id40" anim:id="id40"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xml:id="id43" anim:id="id43" smil:begin="0s" smil:fill="hold" smil:repeatCount="1" presentation:node-type="on-click" presentation:group-id="0" presentation:preset-class="entrance" presentation:preset-id="ooo-entrance-appear">
                  <anim:set smil:begin="0.009s" smil:dur="0.001s" smil:fill="hold" smil:targetElement="id37" smil:attributeName="visibility" smil:to="visible"/>
                </anim:par>
                <anim:par xml:id="id44" anim:id="id44"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set smil:begin="0s" smil:dur="0.001s" smil:fill="hold" presentation:master-element="id39" smil:targetElement="id35" smil:attributeName="visibility" smil:to="hidden"/>
                <anim:set smil:begin="0s" smil:dur="0.001s" smil:fill="hold" presentation:master-element="id40" smil:targetElement="id36" smil:attributeName="visibility" smil:to="hidden"/>
              </anim:par>
            </anim:par>
            <anim:par smil:begin="next">
              <anim:par smil:begin="0s">
                <anim:par xml:id="id47" anim:id="id47"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xml:id="id48" anim:id="id48"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set smil:begin="0s" smil:dur="0.001s" smil:fill="hold" presentation:master-element="id43" smil:targetElement="id37" smil:attributeName="visibility" smil:to="hidden"/>
                <anim:set smil:begin="0s" smil:dur="0.001s" smil:fill="hold" presentation:master-element="id44" smil:targetElement="id38" smil:attributeName="visibility" smil:to="hidden"/>
              </anim:par>
            </anim:par>
            <anim:par smil:begin="next">
              <anim:par smil:begin="0s">
                <anim:par xml:id="id51" anim:id="id51"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xml:id="id52" anim:id="id52"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set smil:begin="0s" smil:dur="0.001s" smil:fill="hold" presentation:master-element="id47" smil:targetElement="id41" smil:attributeName="visibility" smil:to="hidden"/>
                <anim:set smil:begin="0s" smil:dur="0.001s" smil:fill="hold" presentation:master-element="id48" smil:targetElement="id42" smil:attributeName="visibility" smil:to="hidden"/>
              </anim:par>
            </anim:par>
            <anim:par smil:begin="next">
              <anim:par smil:begin="0s">
                <anim:par xml:id="id53" anim:id="id53"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set smil:begin="0s" smil:dur="0.001s" smil:fill="hold" presentation:master-element="id51" smil:targetElement="id45" smil:attributeName="visibility" smil:to="hidden"/>
                <anim:set smil:begin="0s" smil:dur="0.001s" smil:fill="hold" presentation:master-element="id52" smil:targetElement="id46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53" smil:targetElement="id49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4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xercis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Exercise</text:p>
              </text:list-header>
            </text:list>
          </draw:text-box>
        </draw:frame>
        <draw:frame presentation:style-name="pr8" draw:text-style-name="P2" draw:layer="layout" svg:width="25.448cm" svg:height="14.6cm" svg:x="1.147cm" svg:y="2.752cm" presentation:class="outline" presentation:user-transformed="true">
          <draw:text-box>
            <text:list text:style-name="L8">
              <text:list-item>
                <text:p text:style-name="P3"><text:span text:style-name="T23">Hand simulate</text:span> these snippets of C code, i.e. draw the memory diagram after each line is executed</text:p>
              </text:list-item>
            </text:list>
          </draw:text-box>
        </draw:frame>
        <draw:custom-shape draw:name="TextBox 3" draw:style-name="gr9" draw:text-style-name="P2" xml:id="id54" draw:id="id54" draw:layer="layout" svg:width="11.399cm" svg:height="8.556cm" svg:x="0.957cm" svg:y="6.09cm">
          <text:list text:style-name="L5">
            <text:list-header>
              <text:p text:style-name="P17"><text:span text:style-name="T10">{</text:span><text:span text:style-name="T24"><text:tab/></text:span><text:span text:style-name="T24"><text:tab/></text:span><text:span text:style-name="T24"><text:tab/></text:span><text:span text:style-name="T24">// Ex. 1</text:span><text:span text:style-name="T10"><text:line-break/></text:span><text:span text:style-name="T10"> <text:s/>int a, b, c;</text:span><text:span text:style-name="T10"><text:line-break/></text:span><text:span text:style-name="T10"> <text:s/>a = 4;</text:span><text:span text:style-name="T10"><text:line-break/></text:span><text:span text:style-name="T10"> <text:s/>a = 2 + 3*a;</text:span><text:span text:style-name="T10"><text:line-break/></text:span><text:span text:style-name="T10"> <text:s/>b = a / 2;</text:span><text:span text:style-name="T10"><text:line-break/></text:span><text:span text:style-name="T10"> <text:s/>c = a + 2*b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9" draw:text-style-name="P2" xml:id="id55" draw:id="id55" draw:layer="layout" svg:width="11.399cm" svg:height="9.741cm" svg:x="14.759cm" svg:y="6.125cm">
          <text:list text:style-name="L5">
            <text:list-header>
              <text:p text:style-name="P17"><text:span text:style-name="T10">{</text:span><text:span text:style-name="T25"><text:tab/></text:span><text:span text:style-name="T25"><text:tab/></text:span><text:span text:style-name="T25"><text:tab/></text:span><text:span text:style-name="T25">// Ex. 2</text:span><text:span text:style-name="T10"><text:line-break/></text:span><text:span text:style-name="T10"> <text:s/>int a, b, c;</text:span><text:span text:style-name="T10"><text:line-break/></text:span><text:span text:style-name="T10"> <text:s/>a = 1;</text:span><text:span text:style-name="T10"><text:line-break/></text:span><text:span text:style-name="T10"> <text:s/>a = a + a;</text:span><text:span text:style-name="T10"><text:line-break/></text:span><text:span text:style-name="T10"> <text:s/>a = a + a;</text:span><text:span text:style-name="T10"><text:line-break/></text:span><text:span text:style-name="T10"> <text:s/>b = a * a;</text:span></text:p>
              <text:p text:style-name="P11"><text:span text:style-name="T10"><text:s text:c="2"/></text:span><text:span text:style-name="T10">c = b / 2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5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5.448cm" svg:height="14.6cm" svg:x="1.147cm" svg:y="2.752cm" presentation:class="outline" presentation:user-transformed="true">
          <draw:text-box>
            <text:list text:style-name="L8">
              <text:list-item>
                <text:p text:style-name="P3">A memory address is an integer</text:p>
              </text:list-item>
              <text:list-item>
                <text:p text:style-name="P3">A memory cell can contain an integer</text:p>
              </text:list-item>
            </text:list>
            <text:list text:style-name="L9">
              <text:list-item>
                <text:p text:style-name="P3"><text:span text:style-name="T26">A memory cell can contain the address of another memory cell</text:span></text:p>
              </text:list-item>
            </text:list>
            <text:list text:style-name="L8">
              <text:list-item>
                <text:p text:style-name="P3">A variable that holds a memory address is a pointer</text:p>
              </text:list-item>
            </text:list>
            <text:p text:style-name="P10"><text:span text:style-name="T27">Why pointers?</text:span><text:span text:style-name="T28"> <text:s/></text:span></text:p>
            <text:p text:style-name="P3">Names are static</text:p>
            <text:list text:continue-numbering="true" text:style-name="L8">
              <text:list-item>
                <text:list>
                  <text:list-item>
                    <text:p>every cell must have a unique name <text:span text:style-name="T26">=&gt; millions of names!</text:span></text:p>
                  </text:list-item>
                  <text:list-item>
                    <text:p>Eg: students in a large class</text:p>
                  </text:list-item>
                </text:list>
              </text:list-item>
            </text:list>
          </draw:text-box>
        </draw:frame>
        <draw:frame presentation:style-name="pr10" draw:layer="layout" svg:width="24.399cm" svg:height="2.324cm" svg:x="2.358cm" svg:y="0cm" presentation:class="title">
          <draw:text-box>
            <text:p>Pointers</text:p>
          </draw:text-box>
        </draw:frame>
        <presentation:notes draw:style-name="dp3">
          <draw:page-thumbnail draw:style-name="gr2" draw:layer="layout" svg:width="13.758cm" svg:height="9.525cm" svg:x="2.646cm" svg:y="1.904cm" draw:page-number="6" presentation:class="page"/>
          <draw:frame presentation:style-name="pr11" draw:text-style-name="P18" draw:layer="layout" svg:width="13.97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ointers" draw:style-name="dp1" draw:master-page-name="Default" presentation:use-date-time-name="dtd1">
        <office:forms form:automatic-focus="false" form:apply-design-mode="false"/>
        <draw:frame draw:style-name="standard" xml:id="id71" draw:id="id71" draw:layer="layout" svg:width="3.002cm" svg:height="8.743cm" svg:x="19.038cm" svg:y="8.108cm">
          <table:table>
            <table:table-column table:style-name="co1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6"><text:span text:style-name="T21">4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7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4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4" draw:text-style-name="P2" xml:id="id56" draw:id="id56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… Pointers</text:p>
              </text:list-header>
            </text:list>
          </draw:text-box>
        </draw:frame>
        <draw:custom-shape draw:name="TextBox 3" draw:style-name="gr9" draw:text-style-name="P2" xml:id="id57" draw:id="id57" draw:layer="layout" svg:width="11.404cm" svg:height="9.741cm" svg:x="2.156cm" svg:y="6.9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, b;</text:span><text:span text:style-name="T10"><text:line-break/></text:span><text:span text:style-name="T10"> <text:s/>int *p;</text:span><text:span text:style-name="T10"><text:line-break/></text:span><text:span text:style-name="T10"> <text:s/>p = &amp;b;</text:span><text:span text:style-name="T10"><text:line-break/></text:span><text:span text:style-name="T10"> <text:s/>b = 1;</text:span><text:span text:style-name="T10"><text:line-break/></text:span><text:span text:style-name="T10"> <text:s/>a = *p + 3;</text:span><text:span text:style-name="T10"><text:line-break/></text:span><text:span text:style-name="T10"> *p = a * 3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60" draw:id="id60" draw:layer="layout" svg:width="3.002cm" svg:height="8.743cm" svg:x="19.057cm" svg:y="8.093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ight Arrow 8" draw:style-name="gr11" draw:text-style-name="P2" xml:id="id59" draw:id="id59" draw:layer="layout" svg:width="2.72cm" svg:height="1.001cm" svg:x="0.256cm" svg:y="9.624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61" draw:id="id61" draw:layer="layout" svg:width="2.72cm" svg:height="0.997cm" svg:x="0.256cm" svg:y="10.927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66" draw:id="id66" draw:layer="layout" svg:width="2.72cm" svg:height="0.996cm" svg:x="0.256cm" svg:y="12.127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70" draw:id="id70" draw:layer="layout" svg:width="2.72cm" svg:height="1.001cm" svg:x="0.256cm" svg:y="13.226cm">
          <text:list text:style-name="L7">
            <text:list-header>
              <text:p/>
            </text:list-header>
          </text:list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63" draw:id="id63" draw:layer="layout" svg:width="3.002cm" svg:height="8.743cm" svg:x="19.091cm" svg:y="7.949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7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p text:style-name="P19"><text:span text:style-name="T30">108</text:span></text:p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67" draw:id="id67" draw:layer="layout" svg:width="2.998cm" svg:height="8.743cm" svg:x="19.033cm" svg:y="7.929cm">
          <table:table>
            <table:table-column table:style-name="co2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7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2">
                  <text:list-header>
                    <text:p text:style-name="P16"><text:span text:style-name="T21">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4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ight Arrow 13" draw:style-name="gr11" draw:text-style-name="P2" xml:id="id74" draw:id="id74" draw:layer="layout" svg:width="2.72cm" svg:height="1.001cm" svg:x="0.257cm" svg:y="14.3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75" draw:id="id75" draw:layer="layout" svg:width="3.002cm" svg:height="8.744cm" svg:x="18.966cm" svg:y="8.056cm">
          <table:table>
            <table:table-column table:style-name="co1"/>
            <table:table-row table:style-name="ro4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7">
              <table:table-cell table:style-name="ce1">
                <text:list text:continue-numbering="true" text:style-name="L2">
                  <text:list-header>
                    <text:p text:style-name="P16"><text:span text:style-name="T20">4</text:span></text:p>
                  </text:list-header>
                </text:list>
              </table:table-cell>
            </table:table-row>
            <table:table-row table:style-name="ro4">
              <table:table-cell table:style-name="ce2">
                <text:list text:continue-numbering="true" text:style-name="L2">
                  <text:list-header>
                    <text:p text:style-name="P16"><text:span text:style-name="T21">12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9" draw:text-style-name="P2" draw:layer="layout" svg:width="25.206cm" svg:height="3.201cm" svg:x="1.155cm" svg:y="2.924cm" presentation:class="outline" presentation:user-transformed="true">
          <draw:text-box>
            <text:p text:style-name="P3"><text:span text:style-name="T31">&amp;var</text:span> gets the address of the cell named <text:span text:style-name="T31">var</text:span></text:p>
            <text:p text:style-name="P3"><text:span text:style-name="T31">*ptr</text:span> gets the contents of the cell pointed to by <text:span text:style-name="T31">ptr</text:span> </text:p>
          </draw:text-box>
        </draw:frame>
        <draw:custom-shape draw:style-name="gr12" draw:text-style-name="P19" xml:id="id2" draw:id="id2" draw:layer="layout" svg:width="3.002cm" svg:height="1.4cm" svg:x="18.966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9" xml:id="id3" draw:id="id3" draw:layer="layout" svg:width="3.002cm" svg:height="1.4cm" svg:x="18.967cm" svg:y="10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Content Placeholder 2" draw:style-name="gr10" draw:text-style-name="P2" xml:id="id58" draw:id="id58" draw:layer="layout" svg:width="12.012cm" svg:height="10.799cm" svg:x="14.759cm" svg:y="6.324cm">
          <text:list text:style-name="L1">
            <text:list-header>
              <text:p text:style-name="P13"><text:span text:style-name="T12"><text:s text:c="7"/></text:span><text:span text:style-name="T12">Name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5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 text:c="3"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  <text:p text:style-name="P14"><text:span text:style-name="T15"><text:tab/></text:span><text:span text:style-name="T15"> </text:span><text:span text:style-name="T15">b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/text:p>
                  <text:p text:style-name="P14"><text:span text:style-name="T15"><text:tab/></text:span><text:span text:style-name="T15">*p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<text:tab/></text:span><text:span text:style-name="T15"> </text:span><text:span text:style-name="T15"><text:tab/></text:span><text:span text:style-name="T15"><text:tab/></text:span><text:span text:style-name="T15"><text:tab/></text:span><text:span text:style-name="T15"><text:tab/></text:span><text:span text:style-name="T14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96</text:span></text:p>
                  <text:p text:style-name="P15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style-name="gr13" xml:id="id62" draw:id="id62" draw:layer="layout" draw:type="curve" svg:x1="21.968cm" svg:y1="12.9cm" svg:x2="21.969cm" svg:y2="11.5cm" draw:start-shape="id2" draw:start-glue-point="7" draw:end-shape="id3" draw:end-glue-point="7" svg:d="m21968 12900c754 0 754-1400 1-1400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xml:id="id64" anim:id="id64" smil:begin="0s" smil:fill="hold" presentation:node-type="on-click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xml:id="id65" anim:id="id65"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xml:id="id68" anim:id="id68" smil:begin="0s" smil:fill="hold" presentation:node-type="on-click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xml:id="id69" anim:id="id69"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set smil:begin="0s" smil:dur="0.001s" smil:fill="hold" presentation:master-element="id64" smil:targetElement="id59" smil:attributeName="visibility" smil:to="hidden"/>
                <anim:set smil:begin="0s" smil:dur="0.001s" smil:fill="hold" presentation:master-element="id65" smil:targetElement="id60" smil:attributeName="visibility" smil:to="hidden"/>
              </anim:par>
            </anim:par>
            <anim:par smil:begin="next">
              <anim:par smil:begin="0s">
                <anim:par xml:id="id72" anim:id="id72" smil:begin="0s" smil:fill="hold" presentation:node-type="on-click" presentation:group-id="0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xml:id="id73" anim:id="id73"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set smil:begin="0s" smil:dur="0.001s" smil:fill="hold" presentation:master-element="id68" smil:targetElement="id61" smil:attributeName="visibility" smil:to="hidden"/>
                <anim:set smil:begin="0s" smil:dur="0.001s" smil:fill="hold" presentation:master-element="id69" smil:targetElement="id63" smil:attributeName="visibility" smil:to="hidden"/>
              </anim:par>
            </anim:par>
            <anim:par smil:begin="next">
              <anim:par smil:begin="0s">
                <anim:par xml:id="id76" anim:id="id76" smil:begin="0s" smil:fill="hold" presentation:node-type="on-click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xml:id="id77" anim:id="id77"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set smil:begin="0s" smil:dur="0.001s" smil:fill="hold" presentation:master-element="id72" smil:targetElement="id66" smil:attributeName="visibility" smil:to="hidden"/>
                <anim:set smil:begin="0s" smil:dur="0.001s" smil:fill="hold" presentation:master-element="id73" smil:targetElement="id67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set smil:begin="0s" smil:dur="0.001s" smil:fill="hold" presentation:master-element="id76" smil:targetElement="id70" smil:attributeName="visibility" smil:to="hidden"/>
                <anim:set smil:begin="0s" smil:dur="0.001s" smil:fill="hold" presentation:master-element="id77" smil:targetElement="id71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7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standard" xml:id="id95" draw:id="id95" draw:layer="layout" svg:width="3.002cm" svg:height="8.743cm" svg:x="17.865cm" svg:y="7.997cm">
          <table:table>
            <table:table-column table:style-name="co1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7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4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84" draw:id="id84" draw:layer="layout" svg:width="3.002cm" svg:height="8.743cm" svg:x="17.951cm" svg:y="7.91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7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p text:style-name="P19"><text:span text:style-name="T30">108</text:span></text:p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xml:id="id89" draw:id="id89" draw:layer="layout" svg:width="2.998cm" svg:height="8.743cm" svg:x="17.895cm" svg:y="7.979cm">
          <table:table>
            <table:table-column table:style-name="co2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7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2">
                  <text:list-header>
                    <text:p text:style-name="P16"><text:span text:style-name="T21">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4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xml:id="id100" draw:id="id100" draw:layer="layout" svg:width="3.002cm" svg:height="8.744cm" svg:x="17.996cm" svg:y="7.947cm">
          <table:table>
            <table:table-column table:style-name="co1"/>
            <table:table-row table:style-name="ro4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7">
              <table:table-cell table:style-name="ce2">
                <text:list text:continue-numbering="true" text:style-name="L2">
                  <text:list-header>
                    <text:p text:style-name="P16"><text:span text:style-name="T21">2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16"><text:span text:style-name="T20">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2" xml:id="id78" draw:id="id78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… Pointers</text:p>
              </text:list-header>
            </text:list>
          </draw:text-box>
        </draw:frame>
        <draw:frame presentation:style-name="pr9" draw:text-style-name="P2" draw:layer="layout" svg:width="25.206cm" svg:height="3.201cm" svg:x="1.155cm" svg:y="2.923cm" presentation:class="outline" presentation:user-transformed="true">
          <draw:text-box>
            <text:list text:style-name="L8">
              <text:list-item>
                <text:p text:style-name="P3">One pointer can address different memory locations at different times</text:p>
              </text:list-item>
            </text:list>
          </draw:text-box>
        </draw:frame>
        <draw:custom-shape draw:name="TextBox 3" draw:style-name="gr14" draw:text-style-name="P20" xml:id="id79" draw:id="id79" draw:layer="layout" svg:width="11.404cm" svg:height="9.741cm" svg:x="2.156cm" svg:y="6.9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, b;</text:span><text:span text:style-name="T10"><text:line-break/></text:span><text:span text:style-name="T10"> <text:s/>int *p;</text:span><text:span text:style-name="T10"><text:line-break/></text:span><text:span text:style-name="T10"> <text:s/>p = &amp;b;</text:span><text:span text:style-name="T10"><text:line-break/></text:span><text:span text:style-name="T10"> *p = 1;</text:span><text:span text:style-name="T10"><text:line-break/></text:span><text:span text:style-name="T10"> <text:s/>p = &amp;a;</text:span><text:span text:style-name="T10"><text:line-break/></text:span><text:span text:style-name="T10"> *p = 2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0" draw:text-style-name="P2" xml:id="id80" draw:id="id80" draw:layer="layout" svg:width="12.012cm" svg:height="10.799cm" svg:x="14.759cm" svg:y="6.324cm">
          <text:list text:style-name="L1">
            <text:list-header>
              <text:p text:style-name="P13"><text:span text:style-name="T12">Name</text:span><text:span text:style-name="T12"><text:tab/></text:span><text:span text:style-name="T12">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4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  <text:p text:style-name="P14"><text:span text:style-name="T15"><text:s/></text:span><text:span text:style-name="T15">b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/text:p>
                  <text:p text:style-name="P14"><text:span text:style-name="T15">*p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4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96</text:span></text:p>
                  <text:p text:style-name="P15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xml:id="id82" draw:id="id82" draw:layer="layout" svg:width="3.002cm" svg:height="8.743cm" svg:x="17.908cm" svg:y="7.98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custom-shape draw:name="Right Arrow 8" draw:style-name="gr11" draw:text-style-name="P2" xml:id="id81" draw:id="id81" draw:layer="layout" svg:width="2.72cm" svg:height="1.001cm" svg:x="0.256cm" svg:y="9.624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83" draw:id="id83" draw:layer="layout" svg:width="2.72cm" svg:height="0.997cm" svg:x="0.256cm" svg:y="10.9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88" draw:id="id88" draw:layer="layout" svg:width="2.72cm" svg:height="0.996cm" svg:x="0.256cm" svg:y="12.1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93" draw:id="id93" draw:layer="layout" svg:width="2.72cm" svg:height="1.001cm" svg:x="0.256cm" svg:y="13.2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99" draw:id="id99" draw:layer="layout" svg:width="2.72cm" svg:height="1.001cm" svg:x="0.257cm" svg:y="14.3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5" xml:id="id85" draw:id="id85" draw:layer="layout" svg:width="0.654cm" svg:height="1.199cm" svg:x="20.953cm" svg:y="11.6cm" svg:viewBox="0 0 655 1200" svg:d="m0 1200c1447-300 45-1200 45-1200">
          <text:p/>
        </draw:path>
        <draw:path draw:style-name="gr15" xml:id="id94" draw:id="id94" draw:layer="layout" svg:width="2.548cm" svg:height="2.812cm" svg:x="20.651cm" svg:y="10cm" svg:viewBox="0 0 2549 2813" svg:d="m0 2813c5631-703 175-2813 175-2813">
          <text:p/>
        </draw:path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xml:id="id86" anim:id="id86" smil:begin="0s" smil:fill="hold" presentation:node-type="on-click" presentation:group-id="0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xml:id="id87" anim:id="id87"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xml:id="id90" anim:id="id90" smil:begin="0s" smil:fill="hold" presentation:node-type="on-click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xml:id="id91" anim:id="id91"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xml:id="id92" anim:id="id92"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set smil:begin="0s" smil:dur="0.001s" smil:fill="hold" presentation:master-element="id86" smil:targetElement="id81" smil:attributeName="visibility" smil:to="hidden"/>
                <anim:set smil:begin="0s" smil:dur="0.001s" smil:fill="hold" presentation:master-element="id87" smil:targetElement="id82" smil:attributeName="visibility" smil:to="hidden"/>
              </anim:par>
            </anim:par>
            <anim:par smil:begin="next">
              <anim:par smil:begin="0s">
                <anim:par xml:id="id96" anim:id="id96" smil:begin="0s" smil:fill="hold" presentation:node-type="on-click" presentation:group-id="0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xml:id="id97" anim:id="id97"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xml:id="id98" anim:id="id98"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set smil:begin="0s" smil:dur="0.001s" smil:fill="hold" presentation:master-element="id90" smil:targetElement="id83" smil:attributeName="visibility" smil:to="hidden"/>
                <anim:set smil:begin="0s" smil:dur="0.001s" smil:fill="hold" presentation:master-element="id91" smil:targetElement="id84" smil:attributeName="visibility" smil:to="hidden"/>
                <anim:set smil:begin="0s" smil:dur="0.001s" smil:fill="hold" presentation:master-element="id92" smil:targetElement="id85" smil:attributeName="visibility" smil:to="hidden"/>
              </anim:par>
            </anim:par>
            <anim:par smil:begin="next">
              <anim:par smil:begin="0s">
                <anim:par xml:id="id101" anim:id="id101" smil:begin="0s" smil:fill="hold" presentation:node-type="on-click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set smil:begin="0s" smil:dur="0.001s" smil:fill="hold" presentation:master-element="id96" smil:targetElement="id88" smil:attributeName="visibility" smil:to="hidden"/>
                <anim:set smil:begin="0s" smil:dur="0.001s" smil:fill="hold" presentation:master-element="id97" smil:targetElement="id89" smil:attributeName="visibility" smil:to="hidden"/>
                <anim:set smil:begin="0s" smil:dur="0.001s" smil:fill="hold" presentation:master-element="id98" smil:targetElement="id8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set smil:begin="0s" smil:dur="0.001s" smil:fill="hold" presentation:master-element="id101" smil:targetElement="id93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8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standard" xml:id="id118" draw:id="id118" draw:layer="layout" svg:width="3.002cm" svg:height="8.743cm" svg:x="17.865cm" svg:y="7.997cm">
          <table:table>
            <table:table-column table:style-name="co1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6"><text:span text:style-name="T21">4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7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style-name="L2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xml:id="id108" draw:id="id108" draw:layer="layout" svg:width="3.002cm" svg:height="8.743cm" svg:x="17.859cm" svg:y="8.089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7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p text:style-name="P19"><text:span text:style-name="T30">112</text:span></text:p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113" draw:id="id113" draw:layer="layout" svg:width="2.998cm" svg:height="8.743cm" svg:x="17.862cm" svg:y="8.074cm">
          <table:table>
            <table:table-column table:style-name="co2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7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4">
              <table:table-cell table:style-name="ce2">
                <text:list text:continue-numbering="true" text:style-name="L2">
                  <text:list-header>
                    <text:p text:style-name="P16"><text:span text:style-name="T21">108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xml:id="id122" draw:id="id122" draw:layer="layout" svg:width="3.002cm" svg:height="8.744cm" svg:x="17.841cm" svg:y="8.05cm">
          <table:table>
            <table:table-column table:style-name="co1"/>
            <table:table-row table:style-name="ro4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2">
                  <text:list-header>
                    <text:p text:style-name="P16"><text:span text:style-name="T20">4</text:span></text:p>
                  </text:list-header>
                </text:list>
              </table:table-cell>
            </table:table-row>
            <table:table-row table:style-name="ro4">
              <table:table-cell table:style-name="ce2">
                <text:list text:continue-numbering="true" text:style-name="L2">
                  <text:list-header>
                    <text:p text:style-name="P16"><text:span text:style-name="T21">12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2" xml:id="id102" draw:id="id102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… Pointers</text:p>
              </text:list-header>
            </text:list>
          </draw:text-box>
        </draw:frame>
        <draw:frame presentation:style-name="pr9" draw:text-style-name="P2" draw:layer="layout" svg:width="25.206cm" svg:height="3.201cm" svg:x="1.155cm" svg:y="2.923cm" presentation:class="outline" presentation:user-transformed="true">
          <draw:text-box>
            <text:list text:style-name="L8">
              <text:list-item>
                <text:p text:style-name="P3">Pointers used instead of variable names</text:p>
              </text:list-item>
            </text:list>
          </draw:text-box>
        </draw:frame>
        <draw:custom-shape draw:name="TextBox 3" draw:style-name="gr16" draw:text-style-name="P20" xml:id="id103" draw:id="id103" draw:layer="layout" svg:width="11.404cm" svg:height="9.741cm" svg:x="2.156cm" svg:y="6.9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, b;</text:span><text:span text:style-name="T10"><text:line-break/></text:span><text:span text:style-name="T10"> <text:s/>int *p, *q;</text:span><text:span text:style-name="T10"><text:line-break/></text:span><text:span text:style-name="T10"> <text:s/>p = &amp;a;</text:span><text:span text:style-name="T10"><text:line-break/></text:span><text:span text:style-name="T10"> <text:s/>q = &amp;b;</text:span><text:span text:style-name="T10"><text:line-break/></text:span><text:span text:style-name="T10"> *p = 2 + 2;</text:span><text:span text:style-name="T10"><text:line-break/></text:span><text:span text:style-name="T10"> *q = *p * 3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0" draw:text-style-name="P2" xml:id="id104" draw:id="id104" draw:layer="layout" svg:width="12.012cm" svg:height="10.799cm" svg:x="14.759cm" svg:y="6.324cm">
          <text:list text:style-name="L1">
            <text:list-header>
              <text:p text:style-name="P13"><text:span text:style-name="T12">Name</text:span><text:span text:style-name="T12"><text:tab/></text:span><text:span text:style-name="T12">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4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  <text:p text:style-name="P14"><text:span text:style-name="T15"><text:s/></text:span><text:span text:style-name="T15">b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/text:p>
                  <text:p text:style-name="P14"><text:span text:style-name="T15">*p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*q</text:span><text:span text:style-name="T15"><text:tab/></text:span><text:span text:style-name="T15"><text:tab/></text:span><text:span text:style-name="T15"><text:tab/></text:span><text:span text:style-name="T15"><text:tab/></text:span><text:span text:style-name="T14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96</text:span></text:p>
                  <text:p text:style-name="P15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xml:id="id106" draw:id="id106" draw:layer="layout" svg:width="3.002cm" svg:height="8.743cm" svg:x="17.876cm" svg:y="7.96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custom-shape draw:name="Right Arrow 8" draw:style-name="gr11" draw:text-style-name="P2" xml:id="id105" draw:id="id105" draw:layer="layout" svg:width="2.72cm" svg:height="1.001cm" svg:x="0.256cm" svg:y="9.624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107" draw:id="id107" draw:layer="layout" svg:width="2.72cm" svg:height="0.997cm" svg:x="0.256cm" svg:y="10.9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112" draw:id="id112" draw:layer="layout" svg:width="2.72cm" svg:height="0.996cm" svg:x="0.256cm" svg:y="12.1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117" draw:id="id117" draw:layer="layout" svg:width="2.72cm" svg:height="1.001cm" svg:x="0.256cm" svg:y="13.2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121" draw:id="id121" draw:layer="layout" svg:width="2.72cm" svg:height="1.001cm" svg:x="0.257cm" svg:y="14.3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5" xml:id="id109" draw:id="id109" draw:layer="layout" svg:width="2.548cm" svg:height="2.712cm" svg:x="20.851cm" svg:y="10cm" svg:viewBox="0 0 2549 2713" svg:d="m0 2713c5631-678 175-2713 175-2713">
          <text:p/>
        </draw:path>
        <draw:path draw:style-name="gr15" xml:id="id114" draw:id="id114" draw:layer="layout" svg:width="3.081cm" svg:height="2.825cm" svg:x="14.9cm" svg:y="11.4cm" svg:viewBox="0 0 3082 2826" svg:d="m3082 2826c-6809-706-212-2826-212-2826">
          <text:p/>
        </draw:path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xml:id="id110" anim:id="id110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xml:id="id111" anim:id="id111"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xml:id="id115" anim:id="id115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xml:id="id116" anim:id="id116"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set smil:begin="0s" smil:dur="0.001s" smil:fill="hold" presentation:master-element="id110" smil:targetElement="id105" smil:attributeName="visibility" smil:to="hidden"/>
                <anim:set smil:begin="0s" smil:dur="0.001s" smil:fill="hold" presentation:master-element="id111" smil:targetElement="id106" smil:attributeName="visibility" smil:to="hidden"/>
              </anim:par>
            </anim:par>
            <anim:par smil:begin="next">
              <anim:par smil:begin="0s">
                <anim:par xml:id="id119" anim:id="id119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xml:id="id120" anim:id="id120"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set smil:begin="0s" smil:dur="0.001s" smil:fill="hold" presentation:master-element="id115" smil:targetElement="id107" smil:attributeName="visibility" smil:to="hidden"/>
                <anim:set smil:begin="0s" smil:dur="0.001s" smil:fill="hold" presentation:master-element="id116" smil:targetElement="id108" smil:attributeName="visibility" smil:to="hidden"/>
              </anim:par>
            </anim:par>
            <anim:par smil:begin="next">
              <anim:par smil:begin="0s">
                <anim:par xml:id="id123" anim:id="id123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set smil:begin="0s" smil:dur="0.001s" smil:fill="hold" presentation:master-element="id119" smil:targetElement="id112" smil:attributeName="visibility" smil:to="hidden"/>
                <anim:set smil:begin="0s" smil:dur="0.001s" smil:fill="hold" presentation:master-element="id120" smil:targetElement="id11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set smil:begin="0s" smil:dur="0.001s" smil:fill="hold" presentation:master-element="id123" smil:targetElement="id117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9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xml:id="id124" draw:id="id124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… Pointers</text:p>
              </text:list-header>
            </text:list>
          </draw:text-box>
        </draw:frame>
        <draw:frame presentation:style-name="pr9" draw:text-style-name="P2" draw:layer="layout" svg:width="25.206cm" svg:height="2.077cm" svg:x="1.155cm" svg:y="2.923cm" presentation:class="outline" presentation:user-transformed="true">
          <draw:text-box>
            <text:list text:style-name="L8">
              <text:list-item>
                <text:p text:style-name="P3">Pointers can cause a program to crash!</text:p>
              </text:list-item>
            </text:list>
          </draw:text-box>
        </draw:frame>
        <draw:custom-shape draw:name="TextBox 3" draw:style-name="gr17" draw:text-style-name="P20" xml:id="id125" draw:id="id125" draw:layer="layout" svg:width="11.404cm" svg:height="9.741cm" svg:x="2.156cm" svg:y="6.9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, b;</text:span><text:span text:style-name="T10"><text:line-break/></text:span><text:span text:style-name="T10"> <text:s/>int *p;</text:span><text:span text:style-name="T10"><text:line-break/></text:span><text:span text:style-name="T10"> <text:s/>a = -1;</text:span><text:span text:style-name="T10"><text:line-break/></text:span><text:span text:style-name="T10"> <text:s/>p = a;</text:span><text:span text:style-name="T32"> <text:s/>// </text:span><text:span text:style-name="T33">Missing &amp;</text:span><text:span text:style-name="T10"><text:line-break/></text:span><text:span text:style-name="T10"> <text:s/>b = *p + 2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0" draw:text-style-name="P2" xml:id="id126" draw:id="id126" draw:layer="layout" svg:width="12.012cm" svg:height="10.799cm" svg:x="14.759cm" svg:y="6.324cm">
          <text:list text:style-name="L1">
            <text:list-header>
              <text:p text:style-name="P13"><text:span text:style-name="T12">Name</text:span><text:span text:style-name="T12"><text:tab/></text:span><text:span text:style-name="T12">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4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  <text:p text:style-name="P14"><text:span text:style-name="T15"><text:s/></text:span><text:span text:style-name="T15">b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/text:p>
                  <text:p text:style-name="P14"><text:span text:style-name="T15">*p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4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96</text:span></text:p>
                  <text:p text:style-name="P15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xml:id="id128" draw:id="id128" draw:layer="layout" svg:width="3.002cm" svg:height="8.743cm" svg:x="17.876cm" svg:y="7.96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custom-shape draw:name="Right Arrow 8" draw:style-name="gr11" draw:text-style-name="P2" xml:id="id127" draw:id="id127" draw:layer="layout" svg:width="2.72cm" svg:height="1.001cm" svg:x="0.256cm" svg:y="9.624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129" draw:id="id129" draw:layer="layout" svg:width="2.72cm" svg:height="0.997cm" svg:x="0.256cm" svg:y="10.9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133" draw:id="id133" draw:layer="layout" svg:width="2.72cm" svg:height="0.996cm" svg:x="0.256cm" svg:y="12.1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138" draw:id="id138" draw:layer="layout" svg:width="2.72cm" svg:height="1.001cm" svg:x="0.256cm" svg:y="13.2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130" draw:id="id130" draw:layer="layout" svg:width="3.002cm" svg:height="8.743cm" svg:x="17.859cm" svg:y="8.089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7">
                  <text:list-header>
                    <text:p text:style-name="P16"><text:span text:style-name="T21">-1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p text:style-name="P19"><text:span text:style-name="T34">?</text:span></text:p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xml:id="id134" draw:id="id134" draw:layer="layout" svg:width="2.998cm" svg:height="8.743cm" svg:x="17.862cm" svg:y="8.074cm">
          <table:table>
            <table:table-column table:style-name="co2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7">
                  <text:list-header>
                    <text:p text:style-name="P16"><text:span text:style-name="T20">-1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6"><text:span text:style-name="T21">-1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xml:id="id139" draw:id="id139" draw:layer="layout" svg:width="3.002cm" svg:height="8.743cm" svg:x="17.865cm" svg:y="7.997cm">
          <table:table>
            <table:table-column table:style-name="co1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6"><text:span text:style-name="T20">-1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7">
                  <text:list-header>
                    <text:p text:style-name="P16"><text:span text:style-name="T29">-1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path draw:style-name="gr18" xml:id="id135" draw:id="id135" draw:layer="layout" svg:width="3.521cm" svg:height="5.876cm" svg:x="20.878cm" svg:y="12.923cm" svg:viewBox="0 0 3522 5877" svg:d="m0 0c4121 2041 3487 5877 3487 5877">
          <text:p/>
        </draw:path>
        <draw:frame presentation:style-name="pr9" draw:text-style-name="P21" draw:layer="layout" svg:width="14.936cm" svg:height="2.576cm" draw:transform="rotate (0.7853981633973) translate (13.978cm 14.161cm)" presentation:class="outline" presentation:user-transformed="true">
          <draw:text-box>
            <text:p xml:id="id140" text:id="id140" text:style-name="P3"><text:span text:style-name="T35">Segmentation Faul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xml:id="id131" anim:id="id131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xml:id="id132" anim:id="id132"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xml:id="id136" anim:id="id136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xml:id="id137" anim:id="id137"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set smil:begin="0s" smil:dur="0.001s" smil:fill="hold" presentation:master-element="id131" smil:targetElement="id127" smil:attributeName="visibility" smil:to="hidden"/>
                <anim:set smil:begin="0s" smil:dur="0.001s" smil:fill="hold" presentation:master-element="id132" smil:targetElement="id128" smil:attributeName="visibility" smil:to="hidden"/>
              </anim:par>
            </anim:par>
            <anim:par smil:begin="next">
              <anim:par smil:begin="0s">
                <anim:par xml:id="id141" anim:id="id141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xml:id="id142" anim:id="id142"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set smil:begin="0s" smil:dur="0.001s" smil:fill="hold" presentation:master-element="id136" smil:targetElement="id129" smil:attributeName="visibility" smil:to="hidden"/>
                <anim:set smil:begin="0s" smil:dur="0.001s" smil:fill="hold" presentation:master-element="id137" smil:targetElement="id130" smil:attributeName="visibility" smil:to="hidden"/>
              </anim:par>
            </anim:par>
            <anim:par smil:begin="next">
              <anim:par smil:begin="0s">
                <anim:par xml:id="id143" anim:id="id143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set smil:begin="0s" smil:dur="0.001s" smil:fill="hold" presentation:master-element="id141" smil:targetElement="id133" smil:attributeName="visibility" smil:to="hidden"/>
                <anim:set smil:begin="0s" smil:dur="0.001s" smil:fill="hold" presentation:master-element="id142" smil:targetElement="id134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143" smil:targetElement="id138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10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xml:id="id144" draw:id="id144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… Pointers</text:p>
              </text:list-header>
            </text:list>
          </draw:text-box>
        </draw:frame>
        <draw:frame presentation:style-name="pr9" draw:text-style-name="P2" draw:layer="layout" svg:width="25.206cm" svg:height="2.077cm" svg:x="1.155cm" svg:y="2.923cm" presentation:class="outline" presentation:user-transformed="true">
          <draw:text-box>
            <text:list text:style-name="L8">
              <text:list-item>
                <text:p text:style-name="P3">Pointers can point to pointers also!</text:p>
              </text:list-item>
            </text:list>
          </draw:text-box>
        </draw:frame>
        <draw:custom-shape draw:name="TextBox 3" draw:style-name="gr19" draw:text-style-name="P20" xml:id="id145" draw:id="id145" draw:layer="layout" svg:width="11.404cm" svg:height="9.741cm" svg:x="2.156cm" svg:y="6.923cm">
          <text:list text:style-name="L5">
            <text:list-header>
              <text:p text:style-name="P11"><text:span text:style-name="T10">{</text:span><text:span text:style-name="T10"><text:line-break/></text:span><text:span text:style-name="T10"> <text:s/>int a = 0;</text:span><text:span text:style-name="T10"><text:line-break/></text:span><text:span text:style-name="T10"> <text:s/>int *p, **pp;</text:span><text:span text:style-name="T10"><text:line-break/></text:span><text:span text:style-name="T10"> <text:s/>p <text:s/>= &amp;a;</text:span><text:span text:style-name="T10"><text:line-break/></text:span><text:span text:style-name="T10"> <text:s/>pp = &amp;p;</text:span><text:span text:style-name="T10"><text:line-break/></text:span><text:span text:style-name="T10"> *p <text:s/>= 1;</text:span><text:span text:style-name="T10"><text:line-break/></text:span><text:span text:style-name="T10">**pp = 2;</text:span><text:span text:style-name="T10"><text:line-break/></text:span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0" draw:text-style-name="P2" xml:id="id146" draw:id="id146" draw:layer="layout" svg:width="12.771cm" svg:height="10.799cm" svg:x="14cm" svg:y="6.324cm">
          <text:list text:style-name="L1">
            <text:list-header>
              <text:p text:style-name="P13"><text:span text:style-name="T12"><text:s/></text:span><text:span text:style-name="T12">Name</text:span><text:span text:style-name="T12"><text:tab/></text:span><text:span text:style-name="T12"> <text:s text:c="3"/></text:span><text:span text:style-name="T13">Cell</text:span><text:span text:style-name="T12"> <text:s text:c="4"/>Address</text:span></text:p>
            </text:list-header>
          </text:list>
          <text:list text:style-name="L6">
            <text:list-item>
              <text:list>
                <text:list-header>
                  <text:p text:style-name="P14"><text:span text:style-name="T14"><text:s text:c="5"/></text:span><text:span text:style-name="T14"><text:tab/></text:span><text:span text:style-name="T14"><text:tab/></text:span><text:span text:style-name="T14"><text:tab/></text:span><text:span text:style-name="T14">116</text:span></text:p>
                  <text:p text:style-name="P14"><text:span text:style-name="T14"><text:s text:c="2"/></text:span><text:span text:style-name="T15">a</text:span><text:span text:style-name="T15"><text:tab/></text:span><text:span text:style-name="T15"><text:tab/></text:span><text:span text:style-name="T15"><text:tab/></text:span><text:span text:style-name="T15"><text:tab/></text:span><text:span text:style-name="T15">112</text:span></text:p>
                </text:list-header>
                <text:list-item>
                  <text:p text:style-name="P14"><text:span text:style-name="T15"><text:s/></text:span><text:span text:style-name="T15">*p</text:span><text:span text:style-name="T15"><text:tab/></text:span><text:span text:style-name="T15"><text:tab/></text:span><text:span text:style-name="T15"><text:tab/></text:span><text:span text:style-name="T15"><text:tab/></text:span><text:span text:style-name="T15">108</text:span><text:span text:style-name="T15"><text:line-break/></text:span><text:span text:style-name="T15">**pp</text:span><text:span text:style-name="T15"><text:tab/></text:span><text:span text:style-name="T15"><text:tab/></text:span><text:span text:style-name="T15"><text:tab/></text:span><text:span text:style-name="T15"><text:tab/></text:span><text:span text:style-name="T15">104</text:span></text:p>
      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5"> <text:s/></text:span><text:span text:style-name="T14">100</text:span></text:p>
      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14"> <text:s/></text:span><text:span text:style-name="T14">96</text:span></text:p>
                  <text:p text:style-name="P15"><text:span text:style-name="T14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xml:id="id148" draw:id="id148" draw:layer="layout" svg:width="3.002cm" svg:height="8.743cm" svg:x="17.876cm" svg:y="7.86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2">
                  <text:list-header>
                    <text:p text:style-name="P16"><text:span text:style-name="T20">0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custom-shape draw:name="Right Arrow 8" draw:style-name="gr11" draw:text-style-name="P2" xml:id="id147" draw:id="id147" draw:layer="layout" svg:width="1.9cm" svg:height="1.001cm" svg:x="0.256cm" svg:y="9.624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11" draw:text-style-name="P2" xml:id="id149" draw:id="id149" draw:layer="layout" svg:width="1.9cm" svg:height="0.997cm" svg:x="0.256cm" svg:y="10.9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1" draw:text-style-name="P2" xml:id="id154" draw:id="id154" draw:layer="layout" svg:width="1.9cm" svg:height="0.996cm" svg:x="0.256cm" svg:y="12.127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1" draw:text-style-name="P2" xml:id="id158" draw:id="id158" draw:layer="layout" svg:width="1.9cm" svg:height="1.001cm" svg:x="0.256cm" svg:y="13.2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150" draw:id="id150" draw:layer="layout" svg:width="3.002cm" svg:height="8.743cm" svg:x="17.877cm" svg:y="7.868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7">
                  <text:list-header>
                    <text:p text:style-name="P16"><text:span text:style-name="T20">0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p text:style-name="P19"><text:span text:style-name="T34">?</text:span></text:p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6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xml:id="id155" draw:id="id155" draw:layer="layout" svg:width="2.998cm" svg:height="8.743cm" svg:x="17.851cm" svg:y="7.865cm">
          <table:table>
            <table:table-column table:style-name="co2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7">
                  <text:list-header>
                    <text:p text:style-name="P16"><text:span text:style-name="T20">0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xml:id="id159" draw:id="id159" draw:layer="layout" svg:width="3.002cm" svg:height="8.743cm" svg:x="17.822cm" svg:y="7.85cm">
          <table:table>
            <table:table-column table:style-name="co1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6"><text:span text:style-name="T21">1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7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33.svm" xlink:type="simple" xlink:show="embed" xlink:actuate="onLoad"/>
        </draw:frame>
        <draw:custom-shape draw:name="Right Arrow 13" draw:style-name="gr11" draw:text-style-name="P2" xml:id="id162" draw:id="id162" draw:layer="layout" svg:width="1.899cm" svg:height="1.001cm" svg:x="0.257cm" svg:y="14.326cm">
          <text:p/>
          <draw:enhanced-geometry svg:viewBox="0 0 21600 21600" draw:text-areas="0 ?f0 ?f5 ?f2" draw:type="right-arrow" draw:modifiers="17392 10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164" draw:id="id164" draw:layer="layout" svg:width="3.002cm" svg:height="8.743cm" svg:x="17.836cm" svg:y="7.869cm">
          <table:table>
            <table:table-column table:style-name="co1"/>
            <table:table-row table:style-name="ro2">
              <table:table-cell table:style-name="ce1">
                <text:list text:style-name="L2">
                  <text:list-header>
                    <text:p text:style-name="P16"><text:span text:style-name="T19">?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16"><text:span text:style-name="T21">2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16"><text:span text:style-name="T29">112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7">
                  <text:list-header>
                    <text:p text:style-name="P16"><text:span text:style-name="T29">108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  <table:table-row table:style-name="ro5">
              <table:table-cell table:style-name="ce1">
                <text:list text:continue-numbering="true" text:style-name="L2">
                  <text:list-header>
                    <text:p text:style-name="P16"><text:span text:style-name="T20">?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12" draw:text-style-name="P19" xml:id="id4" draw:id="id4" draw:layer="layout" svg:width="3.002cm" svg:height="1.4cm" svg:x="17.767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9" xml:id="id5" draw:id="id5" draw:layer="layout" svg:width="3.002cm" svg:height="1.4cm" svg:x="17.767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9" xml:id="id6" draw:id="id6" draw:layer="layout" svg:width="3.002cm" svg:height="1.4cm" svg:x="17.767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xml:id="id163" draw:id="id163" draw:layer="layout" draw:type="curve" svg:x1="20.769cm" svg:y1="12.8cm" svg:x2="20.769cm" svg:y2="11.4cm" draw:start-shape="id4" draw:start-glue-point="7" draw:end-shape="id5" draw:end-glue-point="7" svg:d="m20769 12800c753 0 753-1400 0-1400">
          <text:p/>
        </draw:connector>
        <draw:connector draw:style-name="gr13" xml:id="id151" draw:id="id151" draw:layer="layout" draw:type="curve" svg:x1="20.769cm" svg:y1="11.4cm" svg:x2="20.769cm" svg:y2="10cm" draw:start-shape="id5" draw:start-glue-point="7" draw:end-shape="id6" draw:end-glue-point="7" svg:d="m20769 11400c753 0 753-1400 0-1400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xml:id="id152" anim:id="id152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xml:id="id153" anim:id="id153"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xml:id="id156" anim:id="id156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xml:id="id157" anim:id="id157"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set smil:begin="0s" smil:dur="0.001s" smil:fill="hold" presentation:master-element="id152" smil:targetElement="id147" smil:attributeName="visibility" smil:to="hidden"/>
                <anim:set smil:begin="0s" smil:dur="0.001s" smil:fill="hold" presentation:master-element="id153" smil:targetElement="id148" smil:attributeName="visibility" smil:to="hidden"/>
              </anim:par>
            </anim:par>
            <anim:par smil:begin="next">
              <anim:par smil:begin="0s">
                <anim:par xml:id="id160" anim:id="id160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xml:id="id161" anim:id="id161"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set smil:begin="0s" smil:dur="0.001s" smil:fill="hold" presentation:master-element="id156" smil:targetElement="id149" smil:attributeName="visibility" smil:to="hidden"/>
                <anim:set smil:begin="0s" smil:dur="0.001s" smil:fill="hold" presentation:master-element="id157" smil:targetElement="id150" smil:attributeName="visibility" smil:to="hidden"/>
              </anim:par>
            </anim:par>
            <anim:par smil:begin="next">
              <anim:par smil:begin="0s">
                <anim:par xml:id="id165" anim:id="id165"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xml:id="id166" anim:id="id166"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set smil:begin="0s" smil:dur="0.001s" smil:fill="hold" presentation:master-element="id160" smil:targetElement="id154" smil:attributeName="visibility" smil:to="hidden"/>
                <anim:set smil:begin="0s" smil:dur="0.001s" smil:fill="hold" presentation:master-element="id161" smil:targetElement="id15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set smil:begin="0s" smil:dur="0.001s" smil:fill="hold" presentation:master-element="id165" smil:targetElement="id158" smil:attributeName="visibility" smil:to="hidden"/>
                <anim:set smil:begin="0s" smil:dur="0.001s" smil:fill="hold" presentation:master-element="id166" smil:targetElement="id159" smil:attributeName="visibility" smil:to="hidden"/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11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5.206cm" svg:height="9.077cm" svg:x="1.155cm" svg:y="2.923cm" presentation:class="outline" presentation:user-transformed="true">
          <draw:text-box>
            <text:list text:style-name="L8">
              <text:list-item>
                <text:p>Uninitialised pointer </text:p>
                <text:list>
                  <text:list-item>
                    <text:p>may point to nowhere (segmentation fault)</text:p>
                  </text:list-item>
                  <text:list-item>
                    <text:p><text:span text:style-name="T26">May point to the wrong memory cell</text:span> (e.g. to <text:span text:style-name="T36">numBoys</text:span> instead of to <text:span text:style-name="T36">numGirls</text:span>)</text:p>
                  </text:list-item>
                </text:list>
              </text:list-item>
              <text:list-item>
                <text:p>Initialise all pointers to <text:span text:style-name="T31">NULL</text:span> (value 0)</text:p>
              </text:list-item>
              <text:list-item>
                <text:p>Special value that cannot be de-referenced</text:p>
              </text:list-item>
            </text:list>
          </draw:text-box>
        </draw:frame>
        <draw:frame presentation:style-name="pr4" draw:text-style-name="P2" xml:id="id167" draw:id="id167" draw:layer="layout" svg:width="24.399cm" svg:height="2.324cm" svg:x="2.358cm" svg:y="0cm" presentation:class="title" presentation:user-transformed="true">
          <draw:text-box>
            <text:list text:style-name="L1">
              <text:list-header>
                <text:p text:style-name="P6">… Pointers – Defensive Programming</text:p>
              </text:list-header>
            </text:list>
          </draw:text-box>
        </draw:frame>
        <draw:frame draw:style-name="gr20" draw:layer="layout" svg:width="14.2cm" svg:height="5.331cm" svg:x="0.4cm" svg:y="12.053cm">
          <draw:text-box>
            <text:p><text:span text:style-name="T31">#include &lt;stdio.h&gt;</text:span></text:p>
            <text:p><text:span text:style-name="T31">int *p = NULL;</text:span></text:p>
            <text:p><text:span text:style-name="T31">*p = 25;</text:span><text:span text:style-name="T37"> </text:span><text:span text:style-name="T38">// Segmentation fault</text:span><text:span text:style-name="T38"><text:line-break/></text:span><text:span text:style-name="T38"><text:tab/></text:span><text:span text:style-name="T38"> <text:s text:c="7"/>// is guaranteed</text:span></text:p>
            <text:p><text:span text:style-name="T37">// Can test if *p not NULL before use</text:span></text:p>
          </draw:text-box>
        </draw:frame>
        <draw:frame draw:style-name="gr20" draw:layer="layout" svg:width="13.2cm" svg:height="5.331cm" svg:x="14.2cm" svg:y="12.054cm">
          <draw:text-box>
            <text:p><text:span text:style-name="T31">#include &lt;stdio.h&gt;</text:span></text:p>
            <text:p><text:span text:style-name="T31">int *p;</text:span></text:p>
            <text:p><text:span text:style-name="T31">*p = 25;</text:span><text:span text:style-name="T37"> </text:span><text:span text:style-name="T39">// May silently overwrite</text:span><text:span text:style-name="T39"><text:line-break/></text:span><text:span text:style-name="T39"><text:tab/></text:span><text:span text:style-name="T39"> <text:s text:c="7"/>// some other variable!</text:span></text:p>
            <text:p><text:span text:style-name="T40"/></text:p>
          </draw:text-box>
        </draw:frame>
        <draw:line draw:style-name="gr21" draw:layer="layout" svg:x1="13.812cm" svg:y1="12.082cm" svg:x2="13.812cm" svg:y2="18.28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758cm" svg:height="9.525cm" svg:x="2.646cm" svg:y="1.904cm" draw:page-number="12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0" draw:layer="layout" svg:width="24.399cm" svg:height="2.324cm" svg:x="2.358cm" svg:y="0cm" presentation:class="title">
          <draw:text-box>
            <text:p>Pointer Exercises</text:p>
          </draw:text-box>
        </draw:frame>
        <draw:frame presentation:style-name="pr12" draw:layer="layout" svg:width="25.448cm" svg:height="15.688cm" svg:x="1.147cm" svg:y="2.752cm" presentation:class="outline" presentation:user-transformed="true">
          <draw:text-box>
            <text:list text:style-name="L10">
              <text:list-item>
                <text:p><text:span text:style-name="T4">Draw a memory diagram and hand-simulate the following code snippets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Write 2 code snippets that contain a variety of pointer statements. <text:s/>Hand-simulate and show the final contents of memory. <text:s/>Ask your neighbour to check your results.</text:span></text:p>
              </text:list-item>
            </text:list>
          </draw:text-box>
        </draw:frame>
        <draw:frame draw:style-name="gr22" draw:layer="layout" svg:width="10.412cm" svg:height="7.363cm" svg:x="1.388cm" svg:y="5.205cm">
          <draw:text-box>
            <text:p><text:span text:style-name="T31">{</text:span></text:p>
            <text:p><text:span text:style-name="T31"><text:s text:c="2"/></text:span><text:span text:style-name="T31">int a, b;</text:span></text:p>
            <text:p><text:span text:style-name="T31"><text:s text:c="2"/></text:span><text:span text:style-name="T31">int *p;</text:span></text:p>
            <text:p><text:span text:style-name="T31"><text:s text:c="2"/></text:span><text:span text:style-name="T31">p = &amp;a;</text:span></text:p>
            <text:p><text:span text:style-name="T31"><text:s text:c="2"/></text:span><text:span text:style-name="T31">a = 23;</text:span><text:span text:style-name="T31"><text:line-break/></text:span><text:span text:style-name="T31"> <text:s/>b = *p – 3;</text:span></text:p>
            <text:p><text:span text:style-name="T31">}</text:span></text:p>
          </draw:text-box>
        </draw:frame>
        <draw:frame draw:style-name="gr23" draw:layer="layout" svg:width="10.412cm" svg:height="11.427cm" svg:x="14.665cm" svg:y="3.808cm">
          <draw:text-box>
            <text:p><text:span text:style-name="T31">{ </text:span></text:p>
            <text:p><text:span text:style-name="T31"><text:s text:c="2"/></text:span><text:span text:style-name="T31">int a=3,b=5,c=7;</text:span></text:p>
            <text:p><text:span text:style-name="T31"><text:s text:c="2"/></text:span><text:span text:style-name="T31">int sum=0;</text:span></text:p>
            <text:p><text:span text:style-name="T31"><text:s text:c="2"/></text:span><text:span text:style-name="T31">int *p;</text:span></text:p>
            <text:p><text:span text:style-name="T31"><text:s text:c="2"/></text:span><text:span text:style-name="T31">p <text:s text:c="2"/>= &amp;a;</text:span></text:p>
            <text:p><text:span text:style-name="T31"><text:s text:c="2"/></text:span><text:span text:style-name="T31">sum = sum + *p;</text:span></text:p>
            <text:p><text:span text:style-name="T31"><text:s text:c="2"/></text:span><text:span text:style-name="T31">p <text:s text:c="2"/>= &amp;b;</text:span></text:p>
            <text:p><text:span text:style-name="T31"><text:s text:c="2"/></text:span><text:span text:style-name="T31">sum = sum + *p;</text:span></text:p>
            <text:p><text:span text:style-name="T31"><text:s text:c="2"/></text:span><text:span text:style-name="T31">p <text:s text:c="2"/>= &amp;c;</text:span></text:p>
            <text:p><text:span text:style-name="T31"><text:s text:c="2"/></text:span><text:span text:style-name="T31">sum = sum + *p;</text:span></text:p>
            <text:p><text:span text:style-name="T31">}</text:span></text:p>
          </draw:text-box>
        </draw:frame>
        <presentation:notes draw:style-name="dp3">
          <draw:page-thumbnail draw:style-name="gr2" draw:layer="layout" svg:width="13.758cm" svg:height="9.525cm" svg:x="2.646cm" svg:y="1.904cm" draw:page-number="13" presentation:class="page"/>
          <draw:frame presentation:style-name="pr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3" draw:layer="layout" svg:width="24.399cm" svg:height="2.324cm" svg:x="2.358cm" svg:y="0cm" presentation:class="title">
          <draw:text-box>
            <text:p>Summary</text:p>
          </draw:text-box>
        </draw:frame>
        <draw:frame presentation:style-name="pr14" draw:layer="layout" svg:width="25.448cm" svg:height="15.233cm" svg:x="1.147cm" svg:y="2.752cm" presentation:class="outline" presentation:user-transformed="true">
          <draw:text-box>
            <text:list text:style-name="L8">
              <text:list-item>
                <text:p>Memory consists of equal-sized cells</text:p>
              </text:list-item>
              <text:list-item>
                <text:p>Each cell has an integer address starting from 0</text:p>
              </text:list-item>
              <text:list-item>
                <text:p><text:span text:style-name="T23">One data item can be stored in each cell</text:span></text:p>
              </text:list-item>
              <text:list-item>
                <text:p><text:span text:style-name="T23">A program refers to a cell by a variable name</text:span></text:p>
              </text:list-item>
              <text:list-item>
                <text:p>A pointer is a variable that contains the address of another variable</text:p>
              </text:list-item>
              <text:list-item>
                <text:p><text:span text:style-name="T26">One variable refers to exactly 1 cell throughout executions</text:span></text:p>
              </text:list-item>
              <text:list-item>
                <text:p><text:span text:style-name="T26">But, one pointer can refer to many cells at different times during execution</text:span></text:p>
              </text:list-item>
            </text:list>
          </draw:text-box>
        </draw:frame>
        <presentation:notes draw:style-name="dp3">
          <draw:page-thumbnail draw:style-name="gr2" draw:layer="layout" svg:width="13.758cm" svg:height="9.525cm" svg:x="2.646cm" svg:y="1.904cm" draw:page-number="14" presentation:class="page"/>
          <draw:frame presentation:style-name="pr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213 213" svg:d="m107 0 106 213h-213z"/>
    <draw:marker draw:name="msArrowStealthEnd_20_9" draw:display-name="msArrowStealthEnd 9" svg:viewBox="0 0 530 530" svg:d="m265 0 265 530-265-212-265 21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6pt" fo:font-style="normal" fo:text-shadow="none" style:text-underline-style="none" fo:font-weight="bold" style:font-family-asian="'ＭＳ Ｐゴシック'" style:font-pitch-asian="variable" style:font-size-asian="36pt" style:font-style-asian="normal" style:font-weight-asian="bold" style:font-family-complex="'ＭＳ Ｐゴシック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fo:font-family="'Times New Roman'" style:font-pitch="variable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color="#000000" fo:font-family="'Times New Roman'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4-02-22">02/22/14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custom-shape draw:name="Text Box 2" draw:style-name="Mgr6" draw:text-style-name="MP6" draw:layer="backgroundobjects" svg:width="9.556cm" svg:height="0.853cm" svg:x="0cm" svg:y="18.124cm">
        <text:list text:style-name="ML1">
          <text:list-header>
            <text:p text:style-name="MP5"><text:span text:style-name="MT2">TAG </text:span><text:span text:style-name="MT3">–</text:span><text:span text:style-name="MT2"> IIT Mand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3" draw:style-name="Mgr7" draw:text-style-name="MP6" draw:layer="backgroundobjects" svg:width="5.732cm" svg:height="0.853cm" svg:x="21.427cm" svg:y="18.067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" draw:style-name="Mgr8" draw:text-style-name="MP8" draw:layer="backgroundobjects" svg:x1="1.147cm" svg:y1="2.54cm" svg:x2="26.599cm" svg:y2="2.544cm">
        <text:p/>
      </draw:line>
      <draw:frame presentation:style-name="Default-title" draw:layer="backgroundobjects" svg:width="24.399cm" svg:height="2.324cm" svg:x="2.358cm" svg:y="0cm" presentation:class="title" presentation:placeholder="true">
        <draw:text-box/>
      </draw:frame>
      <draw:frame presentation:style-name="Default-outline1" draw:layer="backgroundobjects" svg:width="25.448cm" svg:height="14.6cm" svg:x="1.147cm" svg:y="2.752cm" presentation:class="outline" presentation:placeholder="true">
        <draw:text-box/>
      </draw:frame>
      <draw:frame draw:name="Picture 1" draw:style-name="Mgr9" draw:text-style-name="MP8" draw:layer="backgroundobjects" svg:width="3.276cm" svg:height="2.628cm" svg:x="0.031cm" svg:y="0cm">
        <draw:image xlink:href="Pictures/100000000000023E000001CC37F4D6CB.jpg" xlink:type="simple" xlink:show="embed" xlink:actuate="onLoad">
          <text:p/>
        </draw:image>
        <svg:desc>IITMandiLogoLores.jp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10 Lecture 2</dc:title>
    <meta:initial-creator>Timothy Gonsalves</meta:initial-creator>
    <meta:creation-date>2008-12-31T18:52:55</meta:creation-date>
    <dc:creator>Timothy Gonsalves</dc:creator>
    <dc:date>2014-02-22T08:59:57</dc:date>
    <meta:print-date>2014-02-20T19:15:17</meta:print-date>
    <meta:editing-cycles>55</meta:editing-cycles>
    <meta:editing-duration>P8DT14H5M42S</meta:editing-duration>
    <meta:generator>OpenOffice/4.0.1$Unix OpenOffice.org_project/401m5$Build-9714</meta:generator>
    <meta:printed-by>Timothy Gonsalves</meta:printed-by>
    <meta:document-statistic meta:object-count="267"/>
  </office:meta>
</office:document-meta>
</file>